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4">
      <style:table-cell-properties style:vertical-align="middle" fo:wrap-option="wrap" fo:background-color="#4472C4"/>
      <style:text-properties fo:color="#FFFFFF" fo:font-weight="bold" style:font-weight-asian="bold" style:font-weight-complex="bold"/>
    </style:style>
    <style:style style:name="ce3" style:family="table-cell" style:parent-style-name="Default" style:data-style-name="N36">
      <style:table-cell-properties style:vertical-align="middle" fo:wrap-option="wrap" fo:background-color="#4472C4" style:repeat-content="false"/>
      <style:paragraph-properties fo:text-align="start" fo:margin-left="0cm"/>
      <style:text-properties fo:color="#FFFFFF" fo:font-weight="bold" style:font-weight-asian="bold" style:font-weight-complex="bold"/>
    </style:style>
    <style:style style:name="ce4" style:family="table-cell" style:parent-style-name="Default" style:data-style-name="N0">
      <style:table-cell-properties style:vertical-align="middle" fo:wrap-option="wrap" fo:background-color="#4472C4" style:repeat-content="false"/>
      <style:paragraph-properties fo:text-align="center"/>
      <style:text-properties fo:color="#FFFFFF" fo:font-weight="bold" style:font-weight-asian="bold" style:font-weight-complex="bold"/>
    </style:style>
    <style:style style:name="ce5" style:family="table-cell" style:parent-style-name="Default" style:data-style-name="N0">
      <style:table-cell-properties style:vertical-align="middle" fo:wrap-option="wrap" fo:background-color="#4472C4"/>
      <style:text-properties fo:color="#FFFFFF" fo:font-weight="bold" style:font-weight-asian="bold" style:font-weight-complex="bold"/>
    </style:style>
    <style:style style:name="ce6" style:family="table-cell" style:parent-style-name="Default" style:data-style-name="N36">
      <style:table-cell-properties style:vertical-align="middle" fo:wrap-option="wrap" fo:background-color="#4472C4"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wrap-option="wrap"/>
    </style:style>
    <style:style style:name="ce8" style:family="table-cell" style:parent-style-name="Default" style:data-style-name="N0">
      <style:table-cell-properties style:vertical-align="middle"/>
    </style:style>
    <style:style style:name="ce9" style:family="table-cell" style:parent-style-name="Default" style:data-style-name="N0">
      <style:table-cell-properties style:vertical-align="middle" fo:wrap-option="wrap" style:repeat-content="false"/>
      <style:paragraph-properties fo:text-align="end" fo:margin-right="0cm"/>
    </style:style>
    <style:style style:name="ce10" style:family="table-cell" style:parent-style-name="Default" style:data-style-name="N0">
      <style:table-cell-properties style:vertical-align="middle" style:repeat-content="false"/>
      <style:paragraph-properties fo:text-align="end" fo:margin-right="0cm"/>
    </style:style>
    <style:style style:name="ce11" style:family="table-cell" style:parent-style-name="Default" style:data-style-name="N36">
      <style:table-cell-properties style:vertical-align="middle"/>
    </style:style>
    <style:style style:name="ce12" style:family="table-cell" style:parent-style-name="Default" style:data-style-name="N37">
      <style:table-cell-properties style:vertical-align="middle"/>
    </style:style>
    <style:style style:name="ce13" style:family="table-cell" style:parent-style-name="Default" style:data-style-name="N0">
      <style:table-cell-properties style:vertical-align="middle" style:repeat-content="false"/>
      <style:paragraph-properties fo:text-align="center"/>
    </style:style>
    <style:style style:name="ce14" style:family="table-cell" style:parent-style-name="Default" style:data-style-name="N4">
      <style:table-cell-properties style:vertical-align="middle" style:repeat-content="false"/>
      <style:paragraph-properties fo:text-align="center"/>
    </style:style>
    <style:style style:name="ce15" style:family="table-cell" style:parent-style-name="Default" style:data-style-name="N4">
      <style:table-cell-properties style:vertical-align="middle"/>
    </style:style>
    <style:style style:name="ce16" style:family="table-cell" style:parent-style-name="Default" style:data-style-name="N4">
      <style:table-cell-properties style:vertical-align="middle" fo:wrap-option="wrap" style:repeat-content="false"/>
      <style:paragraph-properties fo:text-align="center"/>
    </style:style>
    <style:style style:name="ce17" style:family="table-cell" style:parent-style-name="Default" style:data-style-name="N36">
      <style:table-cell-properties style:vertical-align="middle" fo:wrap-option="wrap" style:repeat-content="false"/>
      <style:paragraph-properties fo:text-align="center"/>
    </style:style>
    <style:style style:name="ce18" style:family="table-cell" style:parent-style-name="Default" style:data-style-name="N0">
      <style:table-cell-properties style:vertical-align="middle"/>
    </style:style>
    <style:style style:name="ce19" style:family="table-cell" style:parent-style-name="Default" style:data-style-name="N2">
      <style:table-cell-properties style:vertical-align="middle"/>
    </style:style>
    <style:style style:name="ce20" style:family="table-cell" style:parent-style-name="Default" style:data-style-name="N0">
      <style:table-cell-properties style:vertical-align="middle" fo:wrap-option="wrap"/>
    </style:style>
    <style:style style:name="ce21" style:family="table-cell" style:parent-style-name="Default" style:data-style-name="N0">
      <style:table-cell-properties style:vertical-align="middle" fo:wrap-option="wrap" style:repeat-content="false"/>
      <style:paragraph-properties fo:text-align="center"/>
    </style:style>
    <style:style style:name="ce22" style:family="table-cell" style:parent-style-name="Default" style:data-style-name="N19">
      <style:table-cell-properties style:vertical-align="middle"/>
    </style:style>
    <style:style style:name="ce23" style:family="table-cell" style:parent-style-name="Default" style:data-style-name="N37">
      <style:table-cell-properties style:vertical-align="middle" style:repeat-content="false"/>
      <style:paragraph-properties fo:text-align="center"/>
    </style:style>
    <style:style style:name="ce24" style:family="table-cell" style:parent-style-name="Default" style:data-style-name="N38">
      <style:table-cell-properties style:vertical-align="middle" style:repeat-content="false"/>
      <style:paragraph-properties fo:text-align="center"/>
    </style:style>
    <style:style style:name="ce25" style:family="table-cell" style:parent-style-name="Default" style:data-style-name="N36">
      <style:table-cell-properties style:vertical-align="middle" fo:wrap-option="wrap" style:repeat-content="false"/>
      <style:paragraph-properties fo:text-align="center"/>
      <style:text-properties fo:color="#000000"/>
    </style:style>
    <style:style style:name="ce26" style:family="table-cell" style:parent-style-name="Default" style:data-style-name="N0"/>
    <style:style style:name="ce27" style:family="table-cell" style:parent-style-name="Lien_32_hypertexte" style:data-style-name="N0">
      <style:table-cell-properties fo:border-top="none" fo:border-bottom="2pt solid #000000" fo:border-left="none" fo:border-right="2pt solid #000000" style:vertical-align="middle" fo:wrap-option="wrap"/>
      <style:text-properties fo:color="#0563C1" style:text-underline-style="solid" style:text-underline-type="single"/>
    </style:style>
    <style:style style:name="ce28" style:family="table-cell" style:parent-style-name="Lien_32_hypertexte" style:data-style-name="N0">
      <style:table-cell-properties style:vertical-align="middle" fo:wrap-option="wrap" style:repeat-content="false"/>
      <style:paragraph-properties fo:text-align="center"/>
      <style:text-properties fo:color="#0563C1" style:text-underline-style="solid" style:text-underline-type="single"/>
    </style:style>
    <style:style style:name="co1" style:family="table-column">
      <style:table-column-properties fo:break-before="auto" style:column-width="1.87854166666667cm"/>
    </style:style>
    <style:style style:name="co2" style:family="table-column">
      <style:table-column-properties fo:break-before="auto" style:column-width="8.94291666666667cm"/>
    </style:style>
    <style:style style:name="co3" style:family="table-column">
      <style:table-column-properties fo:break-before="auto" style:column-width="10.16cm"/>
    </style:style>
    <style:style style:name="co4" style:family="table-column">
      <style:table-column-properties fo:break-before="auto" style:column-width="2.91041666666667cm"/>
    </style:style>
    <style:style style:name="co5" style:family="table-column">
      <style:table-column-properties fo:break-before="auto" style:column-width="15.5310416666667cm"/>
    </style:style>
    <style:style style:name="co6" style:family="table-column">
      <style:table-column-properties fo:break-before="auto" style:column-width="22.1191666666667cm"/>
    </style:style>
    <style:style style:name="co7" style:family="table-column">
      <style:table-column-properties fo:break-before="auto" style:column-width="2.59291666666667cm" style:use-optimal-column-width="true"/>
    </style:style>
    <style:style style:name="co8" style:family="table-column">
      <style:table-column-properties fo:break-before="auto" style:column-width="3.04270833333333cm"/>
    </style:style>
    <style:style style:name="co9" style:family="table-column">
      <style:table-column-properties fo:break-before="auto" style:column-width="6.13833333333333cm" style:use-optimal-column-width="true"/>
    </style:style>
    <style:style style:name="co10" style:family="table-column">
      <style:table-column-properties fo:break-before="auto" style:column-width="3.28083333333333cm" style:use-optimal-column-width="true"/>
    </style:style>
    <style:style style:name="co11" style:family="table-column">
      <style:table-column-properties fo:break-before="auto" style:column-width="4.07458333333333cm" style:use-optimal-column-width="true"/>
    </style:style>
    <style:style style:name="co12" style:family="table-column">
      <style:table-column-properties fo:break-before="auto" style:column-width="12.461875cm"/>
    </style:style>
    <style:style style:name="co13" style:family="table-column">
      <style:table-column-properties fo:break-before="auto" style:column-width="6.95854166666667cm"/>
    </style:style>
    <style:style style:name="co14" style:family="table-column">
      <style:table-column-properties fo:break-before="auto" style:column-width="4.25979166666667cm" style:use-optimal-column-width="true"/>
    </style:style>
    <style:style style:name="co15" style:family="table-column">
      <style:table-column-properties fo:break-before="auto" style:column-width="2.143125cm"/>
    </style:style>
    <style:style style:name="ro1" style:family="table-row">
      <style:table-row-properties style:row-height="26.25pt" style:use-optimal-row-height="false" fo:break-before="auto"/>
    </style:style>
    <style:style style:name="ro2" style:family="table-row">
      <style:table-row-properties style:row-height="111pt" style:use-optimal-row-height="false" fo:break-before="auto"/>
    </style:style>
    <style:style style:name="ro3" style:family="table-row">
      <style:table-row-properties style:row-height="31.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xport_CSV"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group>
          <table:table-column table:style-name="co5" table:default-cell-style-name="ce9"/>
        </table:table-column-group>
        <table:table-column table:style-name="co6" table:default-cell-style-name="ce10"/>
        <table:table-column table:style-name="co7" table:default-cell-style-name="ce11"/>
        <table:table-column table:style-name="co8" table:default-cell-style-name="ce12"/>
        <table:table-column table:style-name="co9" table:default-cell-style-name="ce8"/>
        <table:table-column table:style-name="co10" table:default-cell-style-name="ce13"/>
        <table:table-column table:style-name="co11" table:default-cell-style-name="ce14"/>
        <table:table-column table:style-name="co12" table:default-cell-style-name="ce15"/>
        <table:table-column table:style-name="co13" table:default-cell-style-name="ce16"/>
        <table:table-column table:style-name="co14" table:default-cell-style-name="ce17"/>
        <table:table-column table:style-name="co15" table:number-columns-repeated="16370" table:default-cell-style-name="ce1"/>
        <table:table-row table:style-name="ro1">
          <table:table-cell office:value-type="string" table:style-name="ce2">
            <text:p>Ministère porteur</text:p>
          </table:table-cell>
          <table:table-cell office:value-type="string" table:style-name="ce2">
            <text:p>Ministère nom complet</text:p>
          </table:table-cell>
          <table:table-cell office:value-type="string" table:style-name="ce2">
            <text:p>Nom du projet</text:p>
          </table:table-cell>
          <table:table-cell office:value-type="string" table:style-name="ce2">
            <text:p>Projet interministériel</text:p>
          </table:table-cell>
          <table:table-cell office:value-type="string" table:style-name="ce2">
            <text:p>Description et objectifs du projet allegée</text:p>
          </table:table-cell>
          <table:table-cell office:value-type="string" table:style-name="ce2">
            <text:p>En savoir plus sur le projet</text:p>
          </table:table-cell>
          <table:table-cell office:value-type="string" table:style-name="ce3">
            <text:p>Début</text:p>
          </table:table-cell>
          <table:table-cell office:value-type="string" table:style-name="ce4">
            <text:p>Durée prévisionnelle en année</text:p>
          </table:table-cell>
          <table:table-cell office:value-type="string" table:style-name="ce5">
            <text:p>Phase du projet en cours</text:p>
          </table:table-cell>
          <table:table-cell office:value-type="string" table:style-name="ce5">
            <text:p>Coût estimé</text:p>
          </table:table-cell>
          <table:table-cell office:value-type="string" table:style-name="ce2">
            <text:p>Coût estimé par tranche</text:p>
          </table:table-cell>
          <table:table-cell office:value-type="string" table:style-name="ce2">
            <text:p>Zone fonctionnelle</text:p>
          </table:table-cell>
          <table:table-cell office:value-type="string" table:style-name="ce2">
            <text:p>Financement [programme(s)]</text:p>
          </table:table-cell>
          <table:table-cell office:value-type="string" table:style-name="ce6">
            <text:p>Date de publication</text:p>
          </table:table-cell>
          <table:table-cell table:number-columns-repeated="16370" table:style-name="ce7"/>
        </table:table-row>
        <table:table-row table:style-name="ro2">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PAYSAGE</text:p>
          </table:table-cell>
          <table:table-cell office:value-type="string" table:style-name="ce18">
            <text:p>Oui</text:p>
          </table:table-cell>
          <table:table-cell office:value-type="string" table:style-name="ce20">
            <text:p>Réécriture de l’application PAY afin de pallier l’obsolescence technologique actuelle et sécuriser la paye des 2,3 millions d’agents publics de l’État (tous les ministères hors personnels militaires et établissements publics nationaux).</text:p>
            <text:p>La réécriture est iso-fonctionnelle pour le cœur de l’application (calculs de paye), et consiste en une modernisation fonctionnelle et technique pour le module d’échange avec les SIRH et pour les utilisateurs chargés du contrôle de la paye.</text:p>
          </table:table-cell>
          <table:table-cell office:value-type="string" table:style-name="ce21">
            <text:p/>
          </table:table-cell>
          <table:table-cell office:value-type="string" table:style-name="ce22">
            <text:p>octobre 14</text:p>
          </table:table-cell>
          <table:table-cell office:value-type="float" office:value="9.5" table:style-name="ce23">
            <text:p>9,5</text:p>
          </table:table-cell>
          <table:table-cell office:value-type="string" table:style-name="ce18">
            <text:p>Déploiement / Bilan intermédiaire</text:p>
          </table:table-cell>
          <table:table-cell office:value-type="float" office:value="53.09" table:style-name="ce24">
            <text:p>53,1</text:p>
          </table:table-cell>
          <table:table-cell office:value-type="string" table:style-name="ce18">
            <text:p>entre 20 et 100 M€</text:p>
          </table:table-cell>
          <table:table-cell office:value-type="string" table:style-name="ce18">
            <text:p>Ressources humaines</text:p>
          </table:table-cell>
          <table:table-cell office:value-type="string" table:style-name="ce20">
            <text:p>Gestion fiscale et financière de l'État et du secteur public local (P156)</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CFVR</text:p>
          </table:table-cell>
          <table:table-cell office:value-type="string" table:style-name="ce18">
            <text:p>Non</text:p>
          </table:table-cell>
          <table:table-cell office:value-type="string" table:style-name="ce20">
            <text:p>Le projet CFVR vise à moderniser les travaux d'analyse de données réalisés dans le cadre de la phase de ciblage des opérations de contrôle fiscal</text:p>
          </table:table-cell>
          <table:table-cell office:value-type="string" table:style-name="ce21">
            <text:p/>
          </table:table-cell>
          <table:table-cell office:value-type="string" table:style-name="ce22">
            <text:p>juillet 13</text:p>
          </table:table-cell>
          <table:table-cell office:value-type="float" office:value="9.5" table:style-name="ce23">
            <text:p>9,5</text:p>
          </table:table-cell>
          <table:table-cell office:value-type="string" table:style-name="ce18">
            <text:p>Terminé</text:p>
          </table:table-cell>
          <table:table-cell office:value-type="float" office:value="34.533000000000001" table:style-name="ce24">
            <text:p>34,5</text:p>
          </table:table-cell>
          <table:table-cell office:value-type="string" table:style-name="ce18">
            <text:p>entre 20 et 100 M€</text:p>
          </table:table-cell>
          <table:table-cell office:value-type="string" table:style-name="ce18">
            <text:p>Fiscalité</text:p>
          </table:table-cell>
          <table:table-cell office:value-type="string" table:style-name="ce20">
            <text:p>Programmes 156/349/218</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PILAT</text:p>
          </table:table-cell>
          <table:table-cell office:value-type="string" table:style-name="ce18">
            <text:p>Non</text:p>
          </table:table-cell>
          <table:table-cell office:value-type="string" table:style-name="ce20">
            <text:p>Le projet PILAT a pour objectif de transformer le système d’information relatif à la chaîne du contrôle fiscal afin de moderniser le travail du vérificateur et de faciliter le pilotage de l’activité. Ce projet, dont le déploiement progressif est prévu entre 2021 et 2025, permettra d’apporter un gain de productivité et d’efficience en mettant à disposition de tous les acteurs de la chaîne du contrôle fiscal des outils modernes (ex : data visualisation), automatisés et plus ouverts vis-à-vis notamment des applications de recouvrement et du contentieux. Il conduira à une sélection accrue des dossiers à contrôler à la fois mieux ciblée, plus automatisée et plus centralisée.</text:p>
          </table:table-cell>
          <table:table-cell office:value-type="string" table:style-name="ce21">
            <text:p/>
          </table:table-cell>
          <table:table-cell office:value-type="string" table:style-name="ce22">
            <text:p>juin 18</text:p>
          </table:table-cell>
          <table:table-cell office:value-type="float" office:value="7.583333333333333" table:style-name="ce23">
            <text:p>7,6</text:p>
          </table:table-cell>
          <table:table-cell office:value-type="string" table:style-name="ce18">
            <text:p>Conception / Réalisation</text:p>
          </table:table-cell>
          <table:table-cell office:value-type="float" office:value="123.51143856367899" table:style-name="ce24">
            <text:p>123,5</text:p>
          </table:table-cell>
          <table:table-cell office:value-type="string" table:style-name="ce18">
            <text:p>plus de 100 M€</text:p>
          </table:table-cell>
          <table:table-cell office:value-type="string" table:style-name="ce18">
            <text:p>Fiscalité</text:p>
          </table:table-cell>
          <table:table-cell office:value-type="string" table:style-name="ce20">
            <text:p>Programmes 156/349/218</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GMBI</text:p>
          </table:table-cell>
          <table:table-cell office:value-type="string" table:style-name="ce18">
            <text:p>Non</text:p>
          </table:table-cell>
          <table:table-cell office:value-type="string" table:style-name="ce20">
            <text:p>Le projet GMBI porte sur l’ouverture d’un nouveau service en ligne, « Gérer mes biens immobiliers », accessible à l'usager (particuliers et professionnels) et disponible sur impots.gouv.fr dans l’espace sécurisé de l’usager propriétaire.</text:p>
            <text:p>Ce service permettra notamment à l’usager :</text:p>
            <text:p>- d'avoir une vision d'ensemble des propriétés bâties dont il est propriétaire ainsi que les principales caractéristiques de ces biens ;</text:p>
            <text:p>- d'accomplir en ligne ses obligations déclaratives relatives aux locaux et à l'occupation.</text:p>
          </table:table-cell>
          <table:table-cell office:value-type="string" table:style-name="ce27">
            <text:p><text:a xlink:href="https://www.impots.gouv.fr/actualite/gerer-mes-biens-immobiliers-un-nouveau-service-en-ligne-pour-les-usagers-proprietaires-1">https://www.impots.gouv.fr/actualite/gerer-mes-biens-immobiliers-un-nouveau-service-en-ligne-pour-les-usagers-proprietaires-1</text:a></text:p>
          </table:table-cell>
          <table:table-cell office:value-type="string" table:style-name="ce22">
            <text:p>septembre 18</text:p>
          </table:table-cell>
          <table:table-cell office:value-type="float" office:value="5.583333333333333" table:style-name="ce23">
            <text:p>5,6</text:p>
          </table:table-cell>
          <table:table-cell office:value-type="string" table:style-name="ce18">
            <text:p>Conception / Réalisation</text:p>
          </table:table-cell>
          <table:table-cell office:value-type="float" office:value="35.667700000000004" table:style-name="ce24">
            <text:p>35,7</text:p>
          </table:table-cell>
          <table:table-cell office:value-type="string" table:style-name="ce18">
            <text:p>entre 20 et 100 M€</text:p>
          </table:table-cell>
          <table:table-cell office:value-type="string" table:style-name="ce18">
            <text:p>Fiscalité</text:p>
          </table:table-cell>
          <table:table-cell office:value-type="string" table:style-name="ce20">
            <text:p>Gestion fiscale et financière de l'État et du secteur public local (P156)</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NRP (NOUVEAU RÉSEAU DGFIP)</text:p>
          </table:table-cell>
          <table:table-cell office:value-type="string" table:style-name="ce18">
            <text:p>Non</text:p>
          </table:table-cell>
          <table:table-cell office:value-type="string" table:style-name="ce20">
            <text:p>Ce projet vise à accompagner la transformation du réseau territorial de la DGFIP. Une modernisation des outils internes de gestion et des canaux de contact avec les usagers est nécessaire. Le 1er volet du projet vise à moderniser l’outil de gestion des implantations de la DGFIP sur le territoire. Parallèlement, ce projet vise à fluidifier les relations des agents des finances publiques avec les usagers en permettant le déploiement de services de visioconférences innovants en complément des permanences sur rendez-vous au sein des espaces France Services ou d’autres lieux d’accueil de proximité.</text:p>
          </table:table-cell>
          <table:table-cell office:value-type="string" table:style-name="ce21">
            <text:p/>
          </table:table-cell>
          <table:table-cell office:value-type="string" table:style-name="ce22">
            <text:p>janvier 18</text:p>
          </table:table-cell>
          <table:table-cell office:value-type="float" office:value="5.75" table:style-name="ce23">
            <text:p>5,8</text:p>
          </table:table-cell>
          <table:table-cell office:value-type="string" table:style-name="ce18">
            <text:p>Conception / Réalisation</text:p>
          </table:table-cell>
          <table:table-cell office:value-type="float" office:value="38.540300000000002" table:style-name="ce24">
            <text:p>38,5</text:p>
          </table:table-cell>
          <table:table-cell office:value-type="string" table:style-name="ce18">
            <text:p>entre 20 et 100 M€</text:p>
          </table:table-cell>
          <table:table-cell office:value-type="string" table:style-name="ce18">
            <text:p>Pilotage et contrôle &gt; Organisation des services</text:p>
          </table:table-cell>
          <table:table-cell office:value-type="string" table:style-name="ce20">
            <text:p>Programmes 156/349/218</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ROCSP</text:p>
          </table:table-cell>
          <table:table-cell office:value-type="string" table:style-name="ce18">
            <text:p>Non</text:p>
          </table:table-cell>
          <table:table-cell office:value-type="string" table:style-name="ce20">
            <text:p>Le projet ROCSP s’inscrit dans la réforme du recouvrement fiscal et social. Il vise à unifier progressivement le recouvrement forcé des différents types de créances de la sphère publique (impôts, <text:s/>amendes, <text:s/>condamnations pécuniaires, <text:s/>"recettes non fiscales", <text:s/>produits locaux, hospitaliers et cotisations sociales). En cas d'échec de la phase amiable, le <text:s/>recouvrement forcé doit permettre de sécuriser <text:s/>ces recettes et ainsi rendre effectif le principe d'égalité devant les charges et d'assurer le bon fonctionnement de l'Etat, des collectivités et établissement publics et des organismes de sécurité sociale.</text:p>
          </table:table-cell>
          <table:table-cell office:value-type="string" table:style-name="ce21">
            <text:p/>
          </table:table-cell>
          <table:table-cell office:value-type="string" table:style-name="ce22">
            <text:p>février 19</text:p>
          </table:table-cell>
          <table:table-cell office:value-type="float" office:value="8.9166666666666661" table:style-name="ce23">
            <text:p>8,9</text:p>
          </table:table-cell>
          <table:table-cell office:value-type="string" table:style-name="ce18">
            <text:p>Expérimentation</text:p>
          </table:table-cell>
          <table:table-cell office:value-type="float" office:value="96.4" table:style-name="ce24">
            <text:p>96,4</text:p>
          </table:table-cell>
          <table:table-cell office:value-type="string" table:style-name="ce18">
            <text:p>entre 20 et 100 M€</text:p>
          </table:table-cell>
          <table:table-cell office:value-type="string" table:style-name="ce18">
            <text:p>Fiscalité</text:p>
          </table:table-cell>
          <table:table-cell office:value-type="string" table:style-name="ce20">
            <text:p>Programmes 156/349</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3D</text:p>
          </table:table-cell>
          <table:table-cell office:value-type="string" table:style-name="ce18">
            <text:p>Non</text:p>
          </table:table-cell>
          <table:table-cell office:value-type="string" table:style-name="ce20">
            <text:p>Le projet 3D a pour ambition de tirer partie du patrimoine de données à disposition de la douane au travers d'une plateforme Big Data sur laquelle seront développés des cas d'usage transformant ses métiers. L'objectif est d'outiller toutes les missions de la douane (lutte contre la fraude et garantie de la conformité des marchandises, optimisation et modernisation du traitement des flux de marchandises en frontière, accompagnement des entreprises) et d'en améliorer les conditions d'exercice. Le projet doit ainsi permettre à la douane de s’approprier ces technologies et compétences associées.<text:s/></text:p>
          </table:table-cell>
          <table:table-cell table:style-name="ce21"/>
          <table:table-cell office:value-type="string" table:style-name="ce22">
            <text:p>février 20</text:p>
          </table:table-cell>
          <table:table-cell office:value-type="float" office:value="3.9166666666666665" table:style-name="ce23">
            <text:p>3,9</text:p>
          </table:table-cell>
          <table:table-cell office:value-type="string" table:style-name="ce18">
            <text:p>Expérimentation</text:p>
          </table:table-cell>
          <table:table-cell office:value-type="float" office:value="31.901199999999999" table:style-name="ce24">
            <text:p>31,9</text:p>
          </table:table-cell>
          <table:table-cell office:value-type="string" table:style-name="ce18">
            <text:p>entre 20 et 100 M€</text:p>
          </table:table-cell>
          <table:table-cell office:value-type="string" table:style-name="ce18">
            <text:p>Douane</text:p>
          </table:table-cell>
          <table:table-cell office:value-type="string" table:style-name="ce20">
            <text:p>P302 P349</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TNCP</text:p>
          </table:table-cell>
          <table:table-cell office:value-type="string" table:style-name="ce18">
            <text:p>Non</text:p>
          </table:table-cell>
          <table:table-cell office:value-type="string" table:style-name="ce20">
            <text:p>Le projet, démarré en 2020, s’inscrit dans le plan de transformation numérique de la commande publique (PTNCP) adopté par le ministère de l’économie, des finances et de la relance en 2017. Il a pour objectif de simplifier la vie des acheteurs et des entreprises, notamment celle des TPE/PME, en proposant une offre de services numériques permettant d’aller vers une dématérialisation de bout en bout de la chaîne de la commande publique et en exploitant les données des marchés (Open data).</text:p>
          </table:table-cell>
          <table:table-cell office:value-type="string" table:style-name="ce21">
            <text:p/>
          </table:table-cell>
          <table:table-cell office:value-type="string" table:style-name="ce22">
            <text:p>janvier 20</text:p>
          </table:table-cell>
          <table:table-cell office:value-type="float" office:value="4.416666666666667" table:style-name="ce23">
            <text:p>4,4</text:p>
          </table:table-cell>
          <table:table-cell office:value-type="string" table:style-name="ce18">
            <text:p>Expérimentation</text:p>
          </table:table-cell>
          <table:table-cell office:value-type="float" office:value="21.062000000000001" table:style-name="ce24">
            <text:p>21,1</text:p>
          </table:table-cell>
          <table:table-cell office:value-type="string" table:style-name="ce18">
            <text:p>entre 20 et 100 M€</text:p>
          </table:table-cell>
          <table:table-cell office:value-type="string" table:style-name="ce18">
            <text:p>Achats</text:p>
          </table:table-cell>
          <table:table-cell office:value-type="string" table:style-name="ce20">
            <text:p>Programmes 218/349</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PCR</text:p>
          </table:table-cell>
          <table:table-cell office:value-type="string" table:style-name="ce18">
            <text:p>Non</text:p>
          </table:table-cell>
          <table:table-cell office:value-type="string" table:style-name="ce20">
            <text:p>Le projet s’inscrit dans la réforme du recouvrement fiscal et social.</text:p>
            <text:p/>
            <text:p>La première phase (V1 février 2022, V2 novembre 2022) offre aux professionnels</text:p>
            <text:p>1/Un accès simplifié aux fonctionnalités des portails urssaf.fr, douane.gouv.fr, impots.gouv.fr, Net-entreprises sans rupture d’authentification.</text:p>
            <text:p>2/De nouvelles fonctionnalités communes :</text:p>
            <text:p>• Un tableau de bord global ;</text:p>
            <text:p>• Une messagerie sécurisée ;</text:p>
            <text:p/>
          </table:table-cell>
          <table:table-cell office:value-type="string" table:style-name="ce21">
            <text:p/>
          </table:table-cell>
          <table:table-cell office:value-type="string" table:style-name="ce22">
            <text:p>octobre 19</text:p>
          </table:table-cell>
          <table:table-cell office:value-type="float" office:value="3.1666666666666665" table:style-name="ce23">
            <text:p>3,2</text:p>
          </table:table-cell>
          <table:table-cell office:value-type="string" table:style-name="ce18">
            <text:p>Terminé</text:p>
          </table:table-cell>
          <table:table-cell office:value-type="float" office:value="52.849992" table:style-name="ce24">
            <text:p>52,8</text:p>
          </table:table-cell>
          <table:table-cell office:value-type="string" table:style-name="ce18">
            <text:p>entre 20 et 100 M€</text:p>
          </table:table-cell>
          <table:table-cell office:value-type="string" table:style-name="ce18">
            <text:p>Gestion et contrôle des accès</text:p>
          </table:table-cell>
          <table:table-cell office:value-type="string" table:style-name="ce20">
            <text:p>Programmes 218/349/302/156</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FRANCE SESAME</text:p>
          </table:table-cell>
          <table:table-cell office:value-type="string" table:style-name="ce18">
            <text:p>Non</text:p>
          </table:table-cell>
          <table:table-cell office:value-type="string" table:style-name="ce20">
            <text:p>'Le rapport Daher et Hémar « Pour une chaîne logistique plus compétitive au service des entreprises et du développement durable » publié en septembre 2019 a souligné le besoin d’améliorer la compétitivité de la chaîne logistique française, notamment sur la filière portuaire.</text:p>
            <text:p>Afin de relancer la compétitivité de la chaîne logistique française, le plan gouvernemental d’amélioration de la performance de la logistique en France a été présenté par le Premier ministre en septembre 2019. La première de ces mesures consiste à mettre en place d’un point de contact unique pour l’ensemble des formalités aux frontières. Ce point de contact unique est composé d’un volet numérique – dénommé FRANCE SESAME.</text:p>
            <text:p>Dans ce contexte, l’enjeu principal de FRANCE SESAME est de faire des ports français un carrefour logistique stratégique grâce au traitement intégré de toutes les formalités administratives aux frontières (contrôles documentaires et physiques exercés par la DGDDI, la DGAL et la DGCCRF).</text:p>
          </table:table-cell>
          <table:table-cell office:value-type="string" table:style-name="ce21">
            <text:p>https://france-sesame.gouv.fr/</text:p>
          </table:table-cell>
          <table:table-cell office:value-type="string" table:style-name="ce22">
            <text:p>janvier 20</text:p>
          </table:table-cell>
          <table:table-cell office:value-type="float" office:value="4" table:style-name="ce23">
            <text:p>4,0</text:p>
          </table:table-cell>
          <table:table-cell office:value-type="string" table:style-name="ce18">
            <text:p>Conception / Réalisation</text:p>
          </table:table-cell>
          <table:table-cell office:value-type="float" office:value="10.917" table:style-name="ce24">
            <text:p>10,9</text:p>
          </table:table-cell>
          <table:table-cell office:value-type="string" table:style-name="ce18">
            <text:p>entre 9 et 20 M€</text:p>
          </table:table-cell>
          <table:table-cell office:value-type="string" table:style-name="ce18">
            <text:p>Douane</text:p>
          </table:table-cell>
          <table:table-cell office:value-type="string" table:style-name="ce20">
            <text:p>Programmes 349/302</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FONCIER INNOVANT</text:p>
          </table:table-cell>
          <table:table-cell office:value-type="string" table:style-name="ce18">
            <text:p>Non</text:p>
          </table:table-cell>
          <table:table-cell office:value-type="string" table:style-name="ce20">
            <text:p>Le projet permet de rapprocher les informations du plan cadastral et les données foncières fiscales avec des données de cartographie. Il concourt à la fiabilisation des données publiques servant de référence pour les agents de la DGFIP, pour les collectivités territoriales mais également pour les utilisateurs du plan cadastral. Le projet constitue un vecteur de simplification pour les agents chargés des contrôles comme pour les contribuables amenés à régulariser leur situation à partir de l’analyse des images aériennes.</text:p>
          </table:table-cell>
          <table:table-cell office:value-type="string" table:style-name="ce27">
            <text:p><text:a xlink:href="https://www.impots.gouv.fr/actualite/generalisation-du-foncier-innovant">https://www.impots.gouv.fr/actualite/generalisation-du-foncier-innovant</text:a></text:p>
          </table:table-cell>
          <table:table-cell office:value-type="string" table:style-name="ce22">
            <text:p>novembre 20</text:p>
          </table:table-cell>
          <table:table-cell office:value-type="float" office:value="3.1666666666666665" table:style-name="ce23">
            <text:p>3,2</text:p>
          </table:table-cell>
          <table:table-cell office:value-type="string" table:style-name="ce18">
            <text:p>Déploiement / Bilan intermédiaire</text:p>
          </table:table-cell>
          <table:table-cell office:value-type="float" office:value="33.136000000000003" table:style-name="ce24">
            <text:p>33,1</text:p>
          </table:table-cell>
          <table:table-cell office:value-type="string" table:style-name="ce18">
            <text:p>entre 20 et 100 M€</text:p>
          </table:table-cell>
          <table:table-cell office:value-type="string" table:style-name="ce18">
            <text:p>Fiscalité</text:p>
          </table:table-cell>
          <table:table-cell office:value-type="string" table:style-name="ce20">
            <text:p>Programmes 156/349</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FICOBA 3</text:p>
          </table:table-cell>
          <table:table-cell office:value-type="string" table:style-name="ce18">
            <text:p>Non</text:p>
          </table:table-cell>
          <table:table-cell office:value-type="string" table:style-name="ce20">
            <text:p>Le projet FICOBA 3 a pour objet la refonte totale du fichier des comptes bancaires, dont la version actuelle a été mise en production en 2002 et est en situation d’obsolescence technologique. Le projet vise à moderniser l’application avec une architecture service afin d’accroître notamment son rôle dans la lutte contre la fraude et le blanchiment et d’améliorer le recouvrement des créances publiques. Il permet également de moderniser son alimentation avec l’intégration des données fiabilisées et de favoriser la dématérialisation.</text:p>
          </table:table-cell>
          <table:table-cell office:value-type="string" table:style-name="ce21">
            <text:p/>
          </table:table-cell>
          <table:table-cell office:value-type="string" table:style-name="ce22">
            <text:p>novembre 20</text:p>
          </table:table-cell>
          <table:table-cell office:value-type="float" office:value="4" table:style-name="ce23">
            <text:p>4,0</text:p>
          </table:table-cell>
          <table:table-cell office:value-type="string" table:style-name="ce18">
            <text:p>Conception / Réalisation</text:p>
          </table:table-cell>
          <table:table-cell office:value-type="float" office:value="20.983599999999999" table:style-name="ce24">
            <text:p>21,0</text:p>
          </table:table-cell>
          <table:table-cell office:value-type="string" table:style-name="ce18">
            <text:p>entre 20 et 100 M€</text:p>
          </table:table-cell>
          <table:table-cell office:value-type="string" table:style-name="ce18">
            <text:p>Fiscalité</text:p>
          </table:table-cell>
          <table:table-cell office:value-type="string" table:style-name="ce20">
            <text:p>Programmes 156/349/218</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Chorus – Projet S_4HANA</text:p>
          </table:table-cell>
          <table:table-cell office:value-type="string" table:style-name="ce18">
            <text:p>Non</text:p>
          </table:table-cell>
          <table:table-cell office:value-type="string" table:style-name="ce20">
            <text:p>La solution applicative de Chorus Cœur est basée sur des composants fournis par l’éditeur SAP, en l’occurrence les modules ECC (cœur comptable et budgétaire), SRM (gestion des marchés publics) et BW/BI (infocentre). Cette version ne sera plus maintenue par l’éditeur au delà de 2027 et sera remplacée par un nouveau socle de solution appelé S/4HANA qui fait l’objet du présent projet de migration.</text:p>
            <text:p/>
            <text:p>Le projet de migration de Chorus Cœur vers S/4HANA a reçu un avis conforme de la DINUM le 9 juin 2022.</text:p>
            <text:p/>
            <text:p>La mise en production de la nouvelle version est prévue pour la semaine du 6 mai 2024.</text:p>
          </table:table-cell>
          <table:table-cell office:value-type="string" table:style-name="ce21">
            <text:p/>
          </table:table-cell>
          <table:table-cell office:value-type="string" table:style-name="ce22">
            <text:p>septembre 22</text:p>
          </table:table-cell>
          <table:table-cell office:value-type="float" office:value="2.0833333333333335" table:style-name="ce23">
            <text:p>2,1</text:p>
          </table:table-cell>
          <table:table-cell office:value-type="string" table:style-name="ce18">
            <text:p>Conception / Réalisation</text:p>
          </table:table-cell>
          <table:table-cell office:value-type="float" office:value="87.03" table:style-name="ce24">
            <text:p>87,0</text:p>
          </table:table-cell>
          <table:table-cell office:value-type="string" table:style-name="ce18">
            <text:p>entre 20 et 100 M€</text:p>
          </table:table-cell>
          <table:table-cell office:value-type="string" table:style-name="ce18">
            <text:p>Fiscalité</text:p>
          </table:table-cell>
          <table:table-cell office:value-type="string" table:style-name="ce20">
            <text:p>Conduite et pilotage des politiques économiques et financières (P218)</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FSIN</text:p>
          </table:table-cell>
          <table:table-cell office:value-type="string" table:style-name="ce19">
            <text:p>Ministère de l’Économie, des Finances et de la Souveraineté industrielle et numérique</text:p>
          </table:table-cell>
          <table:table-cell office:value-type="string" table:style-name="ce18">
            <text:p>FACTURATION ELECTRONIQUE</text:p>
          </table:table-cell>
          <table:table-cell office:value-type="string" table:style-name="ce18">
            <text:p>Non</text:p>
          </table:table-cell>
          <table:table-cell office:value-type="string" table:style-name="ce20">
            <text:p>Le projet Facturation électronique a pour objectifs de renforcer la compétitivité des entreprises grâce aux gains de productivité résultant de la dématérialisation des factures, de simplifier, à terme, les obligations déclaratives des entreprises en matière de TVA en permettant un pré-remplissage des déclarations de TVA et d’améliorer la lutte contre la fraude, au bénéfice des opérateurs de bonne foi et d’une concurrence loyale.</text:p>
          </table:table-cell>
          <table:table-cell office:value-type="string" table:style-name="ce21">
            <text:p/>
          </table:table-cell>
          <table:table-cell office:value-type="string" table:style-name="ce22">
            <text:p>mars 21</text:p>
          </table:table-cell>
          <table:table-cell office:value-type="float" office:value="7.833333333333333" table:style-name="ce23">
            <text:p>7,8</text:p>
          </table:table-cell>
          <table:table-cell office:value-type="string" table:style-name="ce18">
            <text:p>Conception / Réalisation</text:p>
          </table:table-cell>
          <table:table-cell office:value-type="float" office:value="230.97300000000001" table:style-name="ce24">
            <text:p>231,0</text:p>
          </table:table-cell>
          <table:table-cell office:value-type="string" table:style-name="ce18">
            <text:p>plus de 100 M€</text:p>
          </table:table-cell>
          <table:table-cell office:value-type="string" table:style-name="ce18">
            <text:p>Fiscalité</text:p>
          </table:table-cell>
          <table:table-cell office:value-type="string" table:style-name="ce20">
            <text:p>Programmes 156/218/349/363</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AE</text:p>
          </table:table-cell>
          <table:table-cell office:value-type="string" table:style-name="ce19">
            <text:p>Ministère de l'Europe et des Affaires étrangères</text:p>
          </table:table-cell>
          <table:table-cell office:value-type="string" table:style-name="ce18">
            <text:p>SAPHIR</text:p>
          </table:table-cell>
          <table:table-cell office:value-type="string" table:style-name="ce18">
            <text:p>Non</text:p>
          </table:table-cell>
          <table:table-cell office:value-type="string" table:style-name="ce20">
            <text:p>Dans le cadre du programme Vitam (mise en place d'un socle d’archivage électronique), le projet Saphir porté par le ministère de l'Europe <text:s/>et des Affaires étrangères vise à mettre en œuvre un système d’archivage électronique basé sur l’implémentation de la solution logicielle Vitam.</text:p>
          </table:table-cell>
          <table:table-cell office:value-type="string" table:style-name="ce27">
            <text:p><text:a xlink:href="https://www.programmevitam.fr/pages/presentation/">https://www.programmevitam.fr/pages/presentation/</text:a></text:p>
          </table:table-cell>
          <table:table-cell office:value-type="string" table:style-name="ce22">
            <text:p>décembre 15</text:p>
          </table:table-cell>
          <table:table-cell office:value-type="float" office:value="8" table:style-name="ce23">
            <text:p>8,0</text:p>
          </table:table-cell>
          <table:table-cell office:value-type="string" table:style-name="ce18">
            <text:p>Déploiement / Bilan intermédiaire</text:p>
          </table:table-cell>
          <table:table-cell office:value-type="float" office:value="10.38" table:style-name="ce24">
            <text:p>10,4</text:p>
          </table:table-cell>
          <table:table-cell office:value-type="string" table:style-name="ce18">
            <text:p>entre 9 et 20 M€</text:p>
          </table:table-cell>
          <table:table-cell office:value-type="string" table:style-name="ce18">
            <text:p>Archives définitives</text:p>
          </table:table-cell>
          <table:table-cell office:value-type="string" table:style-name="ce20">
            <text:p>Action de la France en Europe et dans le monde (P105)</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SP</text:p>
          </table:table-cell>
          <table:table-cell office:value-type="string" table:style-name="ce19">
            <text:p>Ministère de la Santé et de la Prévention</text:p>
          </table:table-cell>
          <table:table-cell office:value-type="string" table:style-name="ce18">
            <text:p>SI SAMU</text:p>
          </table:table-cell>
          <table:table-cell office:value-type="string" table:style-name="ce18">
            <text:p>Non</text:p>
          </table:table-cell>
          <table:table-cell office:value-type="string" table:style-name="ce20">
            <text:p>Le SI-SAMU vise à moderniser les systèmes d'information et de télécommunication des SAMU-Centres 15. La réorientation du programme a été arbitrée par le Premier Ministre en février 2022 et porte sur la conservation des actifs du programme déjà construits (Bandeau de communication et système de téléphonie intelligent, OTN, Portail SI SAMU, Bloc-Notes) et sur la mise en place d'une approche "Etat-Plateforme" pour l'interconnexion avec les outils numériques issus de l'écosystème.</text:p>
          </table:table-cell>
          <table:table-cell office:value-type="string" table:style-name="ce27">
            <text:p><text:a xlink:href="https://esante.gouv.fr/si-samu">https://esante.gouv.fr/si-samu</text:a></text:p>
          </table:table-cell>
          <table:table-cell office:value-type="string" table:style-name="ce22">
            <text:p>septembre 14</text:p>
          </table:table-cell>
          <table:table-cell office:value-type="float" office:value="10.333333333333334" table:style-name="ce23">
            <text:p>10,3</text:p>
          </table:table-cell>
          <table:table-cell office:value-type="string" table:style-name="ce18">
            <text:p>Conception / Réalisation</text:p>
          </table:table-cell>
          <table:table-cell office:value-type="float" office:value="218.36" table:style-name="ce24">
            <text:p>218,4</text:p>
          </table:table-cell>
          <table:table-cell office:value-type="string" table:style-name="ce18">
            <text:p>plus de 100 M€</text:p>
          </table:table-cell>
          <table:table-cell office:value-type="string" table:style-name="ce18">
            <text:p>Offre de soins</text:p>
          </table:table-cell>
          <table:table-cell office:value-type="string" table:style-name="ce20">
            <text:p>FMIS</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SP</text:p>
          </table:table-cell>
          <table:table-cell office:value-type="string" table:style-name="ce19">
            <text:p>Ministère de la Santé et de la Prévention</text:p>
          </table:table-cell>
          <table:table-cell office:value-type="string" table:style-name="ce18">
            <text:p>Mon Espace Santé</text:p>
          </table:table-cell>
          <table:table-cell office:value-type="string" table:style-name="ce18">
            <text:p>Non</text:p>
          </table:table-cell>
          <table:table-cell office:value-type="string" table:style-name="ce20">
            <text:p>La mise en place et l'ouverture de l’Espace Numérique de Santé (ENS) pour l’ensemble des citoyens <text:s/>est l'un des chantiers du "Virage numérique en santé". Cette plateforme nationale sécurisée permet à l’usager d’accéder, à partir d’un point unique, à un ensemble de services de santé. Ces services lui offrent la possibilité d’accéder à une vision consolidée de toutes ses données de santé et d’interagir avec l’ensemble des acteurs de santé impliqués dans son parcours de soins. De part son ouverture aux services proposés par des tiers, l’ENS a vocation à s’enrichir en proposant au fil du temps de plus en plus de services à l’usager.</text:p>
          </table:table-cell>
          <table:table-cell office:value-type="string" table:style-name="ce21">
            <text:p>http://monespacesante.fr</text:p>
          </table:table-cell>
          <table:table-cell office:value-type="string" table:style-name="ce22">
            <text:p>janvier 20</text:p>
          </table:table-cell>
          <table:table-cell office:value-type="float" office:value="4" table:style-name="ce23">
            <text:p>4,0</text:p>
          </table:table-cell>
          <table:table-cell office:value-type="string" table:style-name="ce18">
            <text:p>Conception / Réalisation</text:p>
          </table:table-cell>
          <table:table-cell office:value-type="float" office:value="227.4" table:style-name="ce24">
            <text:p>227,4</text:p>
          </table:table-cell>
          <table:table-cell office:value-type="string" table:style-name="ce18">
            <text:p>plus de 100 M€</text:p>
          </table:table-cell>
          <table:table-cell office:value-type="string" table:style-name="ce18">
            <text:p>Gestion et contrôle des accès</text:p>
          </table:table-cell>
          <table:table-cell office:value-type="string" table:style-name="ce20">
            <text:p>COG et SEGUR</text:p>
            <text:p>MSS (Ségur de la Santé)</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SP</text:p>
          </table:table-cell>
          <table:table-cell office:value-type="string" table:style-name="ce19">
            <text:p>Ministère de la Santé et de la Prévention</text:p>
          </table:table-cell>
          <table:table-cell office:value-type="string" table:style-name="ce18">
            <text:p>ROR</text:p>
          </table:table-cell>
          <table:table-cell office:value-type="string" table:style-name="ce18">
            <text:p>Non</text:p>
          </table:table-cell>
          <table:table-cell office:value-type="string" table:style-name="ce20">
            <text:p>Les structures sanitaires et médico-sociale décrivent leur offre dans un outil unique, le ROR. Ces informations alimentent les applications utilisées par les professionnels dans leur pratique quotidienne. Le professionnel peut ainsi orienter l’usager de manière plus pertinente et plus rapide vers la structure qui répond à son besoin de soins ou d’accompagnement face à la maladie, une perte d’autonomie ou une situation de handicap. Le ROR permet également de mieux gérer les situations de crise (COVID par exemple) en fournissant les lits disponibles dans les services de soins critiques.</text:p>
          </table:table-cell>
          <table:table-cell office:value-type="string" table:style-name="ce21">
            <text:p/>
          </table:table-cell>
          <table:table-cell office:value-type="string" table:style-name="ce22">
            <text:p>janvier 21</text:p>
          </table:table-cell>
          <table:table-cell office:value-type="float" office:value="5.5" table:style-name="ce23">
            <text:p>5,5</text:p>
          </table:table-cell>
          <table:table-cell office:value-type="string" table:style-name="ce18">
            <text:p>Conception / Réalisation</text:p>
          </table:table-cell>
          <table:table-cell office:value-type="float" office:value="24.91" table:style-name="ce24">
            <text:p>24,9</text:p>
          </table:table-cell>
          <table:table-cell office:value-type="string" table:style-name="ce18">
            <text:p>entre 20 et 100 M€</text:p>
          </table:table-cell>
          <table:table-cell office:value-type="string" table:style-name="ce18">
            <text:p>Offre de soins</text:p>
          </table:table-cell>
          <table:table-cell office:value-type="string" table:style-name="ce20">
            <text:p>ONDAM</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SP</text:p>
          </table:table-cell>
          <table:table-cell office:value-type="string" table:style-name="ce19">
            <text:p>Ministère de la Santé et de la Prévention</text:p>
          </table:table-cell>
          <table:table-cell office:value-type="string" table:style-name="ce18">
            <text:p>SI APA</text:p>
          </table:table-cell>
          <table:table-cell office:value-type="string" table:style-name="ce18">
            <text:p>Non</text:p>
          </table:table-cell>
          <table:table-cell office:value-type="string" table:style-name="ce20">
            <text:p>Ce programme, confié à la Caisse Nationale de Solidarité pour l’Autonomie (CNSA), vise à faciliter les démarches en lien avec la gestion de l’allocation personnalisée d’autonomie à domicile. Prévu par la loi, il vise à garantir l'équité de traitement et permettra d’assurer le recueil des demandes, l’instruction des dossiers, l’accompagnement dans l’obtention des droits, et la mise en œuvre des prestations au bénéfice principal des demandeurs et des équipes en charge de l’autonomie au sein des conseils départementaux.</text:p>
            <text:p/>
          </table:table-cell>
          <table:table-cell office:value-type="string" table:style-name="ce27">
            <text:p><text:a xlink:href="https://www.cnsa.fr/grands-chantiers/programme-si-apa">https://www.cnsa.fr/grands-chantiers/programme-si-apa</text:a></text:p>
          </table:table-cell>
          <table:table-cell office:value-type="string" table:style-name="ce22">
            <text:p>juin 22</text:p>
          </table:table-cell>
          <table:table-cell office:value-type="float" office:value="3.5833333333333335" table:style-name="ce23">
            <text:p>3,6</text:p>
          </table:table-cell>
          <table:table-cell office:value-type="string" table:style-name="ce18">
            <text:p>Conception / Réalisation</text:p>
          </table:table-cell>
          <table:table-cell office:value-type="float" office:value="63.351300000000002" table:style-name="ce24">
            <text:p>63,4</text:p>
          </table:table-cell>
          <table:table-cell office:value-type="string" table:style-name="ce18">
            <text:p>entre 20 et 100 M€</text:p>
          </table:table-cell>
          <table:table-cell office:value-type="string" table:style-name="ce18">
            <text:p>Non renseigné</text:p>
          </table:table-cell>
          <table:table-cell office:value-type="string" table:style-name="ce20">
            <text:p>LFSS 2022</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ASA</text:p>
          </table:table-cell>
          <table:table-cell office:value-type="string" table:style-name="ce19">
            <text:p>Ministère de l'Agriculture et de la Souveraineté alimentaire</text:p>
          </table:table-cell>
          <table:table-cell office:value-type="string" table:style-name="ce18">
            <text:p>EXPADON 2</text:p>
          </table:table-cell>
          <table:table-cell office:value-type="string" table:style-name="ce18">
            <text:p>Non</text:p>
          </table:table-cell>
          <table:table-cell office:value-type="string" table:style-name="ce20">
            <text:p>Le programme « Expadon 2 » est copiloté par la direction générale de l’Alimentation (DGAL) du Ministère de l’Agriculture et de la Souverainteté Alimentaire et par la direction générale de <text:s/>FranceAgriMer. La plateforme Expadon 2 doit permettre de trouver les informations pertinentes et de réaliser en ligne les demandes d’agréments et de certification des marchandises agricoles et agroalimentaires exportées, répondant aux exigences sanitaires des pays importateurs.</text:p>
          </table:table-cell>
          <table:table-cell office:value-type="string" table:style-name="ce21">
            <text:p>https://www.expadon.fr</text:p>
          </table:table-cell>
          <table:table-cell office:value-type="string" table:style-name="ce22">
            <text:p>janvier 13</text:p>
          </table:table-cell>
          <table:table-cell office:value-type="float" office:value="11" table:style-name="ce23">
            <text:p>11,0</text:p>
          </table:table-cell>
          <table:table-cell office:value-type="string" table:style-name="ce18">
            <text:p>Déploiement / Bilan intermédiaire</text:p>
          </table:table-cell>
          <table:table-cell office:value-type="float" office:value="30.877668" table:style-name="ce24">
            <text:p>30,9</text:p>
          </table:table-cell>
          <table:table-cell office:value-type="string" table:style-name="ce18">
            <text:p>entre 20 et 100 M€</text:p>
          </table:table-cell>
          <table:table-cell office:value-type="string" table:style-name="ce18">
            <text:p>Gestion et contrôle des accès</text:p>
          </table:table-cell>
          <table:table-cell office:value-type="string" table:style-name="ce20">
            <text:p>Sécurité et qualité sanitaires de l'alimentation (P206)</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C</text:p>
          </table:table-cell>
          <table:table-cell office:value-type="string" table:style-name="ce19">
            <text:p>Ministère de la Culture</text:p>
          </table:table-cell>
          <table:table-cell office:value-type="string" table:style-name="ce18">
            <text:p>MISAOA</text:p>
          </table:table-cell>
          <table:table-cell office:value-type="string" table:style-name="ce18">
            <text:p>Non</text:p>
          </table:table-cell>
          <table:table-cell office:value-type="string" table:style-name="ce20">
            <text:p>Le projet MISAOA porte sur la mutualisation de la collecte, du traitement, de la conservation et de la diffusion des collections audiovisuelles et cinématographiques en France.</text:p>
            <text:p>Ce projet propose d’allier les expertises de la BnF et du CNC pour offrir un parcours utilisateur complet (multi-catalogues, multi-support, multipartenaires…) au bénéfice des déposants, des agents des deux institutions et des publics qui consultent le dépôt légal, dans une volonté d’innovation, de simplification et de transversalité.<text:s/></text:p>
          </table:table-cell>
          <table:table-cell office:value-type="string" table:style-name="ce21">
            <text:p/>
          </table:table-cell>
          <table:table-cell office:value-type="string" table:style-name="ce22">
            <text:p>juin 20</text:p>
          </table:table-cell>
          <table:table-cell office:value-type="float" office:value="4" table:style-name="ce23">
            <text:p>4,0</text:p>
          </table:table-cell>
          <table:table-cell office:value-type="string" table:style-name="ce18">
            <text:p>Conception / Réalisation</text:p>
          </table:table-cell>
          <table:table-cell office:value-type="float" office:value="11.155301" table:style-name="ce24">
            <text:p>11,2</text:p>
          </table:table-cell>
          <table:table-cell office:value-type="string" table:style-name="ce18">
            <text:p>entre 9 et 20 M€</text:p>
          </table:table-cell>
          <table:table-cell office:value-type="string" table:style-name="ce18">
            <text:p>Non renseigné</text:p>
          </table:table-cell>
          <table:table-cell office:value-type="string" table:style-name="ce20">
            <text:p>Livre et industries culturelles (P334)</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A</text:p>
          </table:table-cell>
          <table:table-cell office:value-type="string" table:style-name="ce19">
            <text:p>Ministère des Armées</text:p>
          </table:table-cell>
          <table:table-cell office:value-type="string" table:style-name="ce18">
            <text:p>ARCHIPEL</text:p>
          </table:table-cell>
          <table:table-cell office:value-type="string" table:style-name="ce18">
            <text:p>Non</text:p>
          </table:table-cell>
          <table:table-cell office:value-type="string" table:style-name="ce20">
            <text:p>Dans le cadre du programme interministériel Vitam (mise en place d'une brique logicielle d’archivage électronique), le projet Archipel porté par le ministère des Armées vise à assurer l'archivage intermédiaire et définitif du ministère quel que soit le support et la classification ou non des données et documents. Il revient à doter le SHD d'une application-métier permettant d'outiller les processus de la fonction archives et à interfacer les systèmes d'information du ministère directement avec l'application.</text:p>
          </table:table-cell>
          <table:table-cell office:value-type="string" table:style-name="ce27">
            <text:p><text:a xlink:href="https://www.servicehistorique.sga.defense.gouv.fr/actualites/ouverture-de-service-darchipel-le-systeme-darchivage-hybride-du-ministere-des-armees">https://www.servicehistorique.sga.defense.gouv.fr/actualites/ouverture-de-service-darchipel-le-systeme-darchivage-hybride-du-ministere-des-armees</text:a></text:p>
          </table:table-cell>
          <table:table-cell office:value-type="string" table:style-name="ce22">
            <text:p>avril 15</text:p>
          </table:table-cell>
          <table:table-cell office:value-type="float" office:value="8.75" table:style-name="ce23">
            <text:p>8,8</text:p>
          </table:table-cell>
          <table:table-cell office:value-type="string" table:style-name="ce18">
            <text:p>Déploiement / Bilan intermédiaire</text:p>
          </table:table-cell>
          <table:table-cell office:value-type="float" office:value="14.3" table:style-name="ce24">
            <text:p>14,3</text:p>
          </table:table-cell>
          <table:table-cell office:value-type="string" table:style-name="ce18">
            <text:p>entre 9 et 20 M€</text:p>
          </table:table-cell>
          <table:table-cell office:value-type="string" table:style-name="ce18">
            <text:p>Archives définitives</text:p>
          </table:table-cell>
          <table:table-cell office:value-type="string" table:style-name="ce20">
            <text:p>Soutien de la politique de la défense (P212)</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A</text:p>
          </table:table-cell>
          <table:table-cell office:value-type="string" table:style-name="ce19">
            <text:p>Ministère des Armées</text:p>
          </table:table-cell>
          <table:table-cell office:value-type="string" table:style-name="ce18">
            <text:p>SOURCE WEB</text:p>
          </table:table-cell>
          <table:table-cell office:value-type="string" table:style-name="ce18">
            <text:p>Non</text:p>
          </table:table-cell>
          <table:table-cell office:value-type="string" table:style-name="ce20">
            <text:p>Source Web est un projet de construction d’une interface simplifiée et sécurisée de saisie qui s’appuie sur une base de données agrégée pour toutes les armées, directions et services. Interfacée avec les SIRH du Ministère des armées, cette interface permettra de réaliser les dossiers pension militaire et civil du niveau local (GSBDD et FE non embasées) jusqu'à SPRP, en passant par les CERH d'armées. De plus, Source WEB, grâce à son API RH ministériel, permettra le partage des données <text:s/>avec des SI tiers non interfacés avec les SIRH militaires et civils.</text:p>
          </table:table-cell>
          <table:table-cell table:style-name="ce21"/>
          <table:table-cell office:value-type="string" table:style-name="ce22">
            <text:p>janvier 14</text:p>
          </table:table-cell>
          <table:table-cell office:value-type="float" office:value="9.8333333333333339" table:style-name="ce23">
            <text:p>9,8</text:p>
          </table:table-cell>
          <table:table-cell office:value-type="string" table:style-name="ce18">
            <text:p>Conception / Réalisation</text:p>
          </table:table-cell>
          <table:table-cell office:value-type="float" office:value="15.3" table:style-name="ce24">
            <text:p>15,3</text:p>
          </table:table-cell>
          <table:table-cell office:value-type="string" table:style-name="ce18">
            <text:p>entre 9 et 20 M€</text:p>
          </table:table-cell>
          <table:table-cell office:value-type="string" table:style-name="ce18">
            <text:p>Ressources humaines</text:p>
          </table:table-cell>
          <table:table-cell office:value-type="string" table:style-name="ce20">
            <text:p>Soutien de la politique de la défense (P212)</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A</text:p>
          </table:table-cell>
          <table:table-cell office:value-type="string" table:style-name="ce19">
            <text:p>Ministère des Armées</text:p>
          </table:table-cell>
          <table:table-cell office:value-type="string" table:style-name="ce18">
            <text:p>ROC</text:p>
          </table:table-cell>
          <table:table-cell office:value-type="string" table:style-name="ce18">
            <text:p>Oui</text:p>
          </table:table-cell>
          <table:table-cell office:value-type="string" table:style-name="ce20">
            <text:p>Dans le cadre du mandat « Réserves <text:s/>», un système d’information est mis en place par le Ministère des Armées pour faciliter les échanges entre les candidats et les réservistes et leurs (futurs et actuels) employeurs.</text:p>
          </table:table-cell>
          <table:table-cell office:value-type="string" table:style-name="ce21">
            <text:p>https://www.reservistes.defense.gouv.fr/</text:p>
          </table:table-cell>
          <table:table-cell office:value-type="string" table:style-name="ce22">
            <text:p>mars 16</text:p>
          </table:table-cell>
          <table:table-cell office:value-type="float" office:value="8.0833333333333339" table:style-name="ce23">
            <text:p>8,1</text:p>
          </table:table-cell>
          <table:table-cell office:value-type="string" table:style-name="ce18">
            <text:p>Conception / Réalisation</text:p>
          </table:table-cell>
          <table:table-cell office:value-type="float" office:value="15.6" table:style-name="ce24">
            <text:p>15,6</text:p>
          </table:table-cell>
          <table:table-cell office:value-type="string" table:style-name="ce18">
            <text:p>entre 9 et 20 M€</text:p>
          </table:table-cell>
          <table:table-cell office:value-type="string" table:style-name="ce18">
            <text:p>Ressources humaines</text:p>
          </table:table-cell>
          <table:table-cell office:value-type="string" table:style-name="ce20">
            <text:p>Soutien de la politique de la défense (P212)</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A</text:p>
          </table:table-cell>
          <table:table-cell office:value-type="string" table:style-name="ce19">
            <text:p>Ministère des Armées</text:p>
          </table:table-cell>
          <table:table-cell office:value-type="string" table:style-name="ce18">
            <text:p>EUREKA</text:p>
          </table:table-cell>
          <table:table-cell office:value-type="string" table:style-name="ce18">
            <text:p>Non</text:p>
          </table:table-cell>
          <table:table-cell office:value-type="string" table:style-name="ce20">
            <text:p>Le projet Eurêka s’inscrit dans le cadre général de la transformation numérique du ministère des armées et plus spécifiquement pour digitaliser et unifier l’appel au soutien.</text:p>
            <text:p>L’objectif de la prestation de services est de permettre le développement d’un système d’information accessible depuis internet, mais aussi depuis l’intradef du ministère des armées et d'en assurer la maintenance applicative.<text:s/></text:p>
          </table:table-cell>
          <table:table-cell office:value-type="string" table:style-name="ce21">
            <text:p><text:s/>https://eureka.defense.gouv.fr/</text:p>
          </table:table-cell>
          <table:table-cell office:value-type="string" table:style-name="ce22">
            <text:p>octobre 17</text:p>
          </table:table-cell>
          <table:table-cell office:value-type="float" office:value="6.416666666666667" table:style-name="ce23">
            <text:p>6,4</text:p>
          </table:table-cell>
          <table:table-cell office:value-type="string" table:style-name="ce18">
            <text:p>Conception / Réalisation</text:p>
          </table:table-cell>
          <table:table-cell office:value-type="float" office:value="21.9" table:style-name="ce24">
            <text:p>21,9</text:p>
          </table:table-cell>
          <table:table-cell office:value-type="string" table:style-name="ce18">
            <text:p>entre 20 et 100 M€</text:p>
          </table:table-cell>
          <table:table-cell office:value-type="string" table:style-name="ce18">
            <text:p>Logistique</text:p>
          </table:table-cell>
          <table:table-cell office:value-type="string" table:style-name="ce20">
            <text:p>Soutien de la politique de la défense (P212)</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A</text:p>
          </table:table-cell>
          <table:table-cell office:value-type="string" table:style-name="ce19">
            <text:p>Ministère des Armées</text:p>
          </table:table-cell>
          <table:table-cell office:value-type="string" table:style-name="ce18">
            <text:p>SSLD-II</text:p>
          </table:table-cell>
          <table:table-cell office:value-type="string" table:style-name="ce18">
            <text:p>Non</text:p>
          </table:table-cell>
          <table:table-cell office:value-type="string" table:style-name="ce20">
            <text:p>Le ministère des Armées s’est engagé dans une réforme du système indemnitaire des militaires dénommée : Nouvelle Politique de Rémunération des Militaires, qui doit entrer en service de façon incrémentale d’ici fin 2023. Cette réforme est inscrite dans la loi de programmation militaire (LPM).</text:p>
          </table:table-cell>
          <table:table-cell office:value-type="string" table:style-name="ce21">
            <text:p/>
          </table:table-cell>
          <table:table-cell office:value-type="string" table:style-name="ce22">
            <text:p>novembre 20</text:p>
          </table:table-cell>
          <table:table-cell office:value-type="float" office:value="2.75" table:style-name="ce23">
            <text:p>2,8</text:p>
          </table:table-cell>
          <table:table-cell office:value-type="string" table:style-name="ce18">
            <text:p>Conception / Réalisation</text:p>
          </table:table-cell>
          <table:table-cell office:value-type="float" office:value="28.8" table:style-name="ce24">
            <text:p>28,8</text:p>
          </table:table-cell>
          <table:table-cell office:value-type="string" table:style-name="ce18">
            <text:p>entre 20 et 100 M€</text:p>
          </table:table-cell>
          <table:table-cell office:value-type="string" table:style-name="ce18">
            <text:p>Ressources humaines</text:p>
          </table:table-cell>
          <table:table-cell office:value-type="string" table:style-name="ce20">
            <text:p>Soutien de la politique de la défense (P212)</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A</text:p>
          </table:table-cell>
          <table:table-cell office:value-type="string" table:style-name="ce19">
            <text:p>Ministère des Armées</text:p>
          </table:table-cell>
          <table:table-cell office:value-type="string" table:style-name="ce18">
            <text:p>SPARTA</text:p>
          </table:table-cell>
          <table:table-cell office:value-type="string" table:style-name="ce18">
            <text:p>Non</text:p>
          </table:table-cell>
          <table:table-cell office:value-type="string" table:style-name="ce20">
            <text:p>Le projet SPARTA s’inscrit dans le projet de transformation numérique du ministère des Armées et vise à moderniser le recrutement du personnel militaire des trois armées et de la Légion étrangère. Il doit permettre un meilleur accompagnement des candidats, ainsi qu’une meilleure gestion de leur transition vers la vie militaire. La fidélisation des recrues est un enjeu majeur et SPARTA doit permettre de faire baisser le taux d’attrition et de non renouvellement des contrats. Ce projet vise à remplacer les plateformes SIREC de chaque armée ainsi que les outils Excel de suivi des activités.</text:p>
          </table:table-cell>
          <table:table-cell office:value-type="string" table:style-name="ce21">
            <text:p/>
          </table:table-cell>
          <table:table-cell office:value-type="string" table:style-name="ce22">
            <text:p>février 18</text:p>
          </table:table-cell>
          <table:table-cell office:value-type="float" office:value="6.25" table:style-name="ce23">
            <text:p>6,3</text:p>
          </table:table-cell>
          <table:table-cell office:value-type="string" table:style-name="ce18">
            <text:p>Conception / Réalisation</text:p>
          </table:table-cell>
          <table:table-cell office:value-type="float" office:value="15.8" table:style-name="ce24">
            <text:p>15,8</text:p>
          </table:table-cell>
          <table:table-cell office:value-type="string" table:style-name="ce18">
            <text:p>entre 9 et 20 M€</text:p>
          </table:table-cell>
          <table:table-cell office:value-type="string" table:style-name="ce18">
            <text:p>Ressources humaines</text:p>
          </table:table-cell>
          <table:table-cell office:value-type="string" table:style-name="ce20">
            <text:p>Soutien de la politique de la défense (P212)</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SPM</text:p>
          </table:table-cell>
          <table:table-cell office:value-type="string" table:style-name="ce19">
            <text:p>Services du Premier Ministre</text:p>
          </table:table-cell>
          <table:table-cell office:value-type="string" table:style-name="ce18">
            <text:p>NOPN</text:p>
          </table:table-cell>
          <table:table-cell office:value-type="string" table:style-name="ce18">
            <text:p>Non</text:p>
          </table:table-cell>
          <table:table-cell office:value-type="string" table:style-name="ce20">
            <text:p>Ce programme, conduit par le secrétariat général du Gouvernement et la direction de l’information légale et administrative, a pour objet d'améliorer la production et la diffusion de l'ensemble des normes grâce à des outils facilitant le travail des acteurs concernés et améliorant le service rendu au public. Cela permettra notamment de diffuser sur Légifrance - plus rapidement et pour plus de textes - la version consolidée, donc la plus intelligible, ainsi que de fournir de nouvelles données utiles (par exemple : retrouver les normes applicables pour un département d'outre-mer).</text:p>
          </table:table-cell>
          <table:table-cell office:value-type="string" table:style-name="ce21">
            <text:p/>
          </table:table-cell>
          <table:table-cell office:value-type="string" table:style-name="ce22">
            <text:p>janvier 21</text:p>
          </table:table-cell>
          <table:table-cell office:value-type="float" office:value="5.5" table:style-name="ce23">
            <text:p>5,5</text:p>
          </table:table-cell>
          <table:table-cell office:value-type="string" table:style-name="ce18">
            <text:p>Conception / Réalisation</text:p>
          </table:table-cell>
          <table:table-cell office:value-type="float" office:value="26.8544769689852" table:style-name="ce24">
            <text:p>26,9</text:p>
          </table:table-cell>
          <table:table-cell office:value-type="string" table:style-name="ce18">
            <text:p>entre 20 et 100 M€</text:p>
          </table:table-cell>
          <table:table-cell office:value-type="string" table:style-name="ce18">
            <text:p>Ressources et Support</text:p>
          </table:table-cell>
          <table:table-cell office:value-type="string" table:style-name="ce20">
            <text:p>Édition et diffusion (P623)</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NJ</text:p>
          </table:table-cell>
          <table:table-cell office:value-type="string" table:style-name="ce19">
            <text:p>Ministère de l'Éducation nationale et de la Jeunesse</text:p>
          </table:table-cell>
          <table:table-cell office:value-type="string" table:style-name="ce18">
            <text:p>OP@LE</text:p>
          </table:table-cell>
          <table:table-cell office:value-type="string" table:style-name="ce18">
            <text:p>Non</text:p>
          </table:table-cell>
          <table:table-cell office:value-type="string" table:style-name="ce20">
            <text:p>Le projet OP@LE concerne la refonte fonctionnelle et technologique de l'application GFC-RCBC (adaptation du cadre comptable des EPLE (lycées et collèges) et conception d'un SI de gestion financière et comptable dans une nouvelle architecture).</text:p>
          </table:table-cell>
          <table:table-cell office:value-type="string" table:style-name="ce21">
            <text:p>https://www.education.gouv.fr/cid135625/programme-mf%C2%B2-une-nouvelle-ere-pour-la-fonction-financiere-dans-les-etablissements.html&amp;xtmc=op@le&amp;xtnp=1&amp;xtcr=1</text:p>
          </table:table-cell>
          <table:table-cell office:value-type="string" table:style-name="ce22">
            <text:p>septembre 14</text:p>
          </table:table-cell>
          <table:table-cell office:value-type="float" office:value="11" table:style-name="ce23">
            <text:p>11,0</text:p>
          </table:table-cell>
          <table:table-cell office:value-type="string" table:style-name="ce18">
            <text:p>Déploiement / Bilan intermédiaire</text:p>
          </table:table-cell>
          <table:table-cell office:value-type="float" office:value="91.278999999999996" table:style-name="ce24">
            <text:p>91,3</text:p>
          </table:table-cell>
          <table:table-cell office:value-type="string" table:style-name="ce18">
            <text:p>entre 20 et 100 M€</text:p>
          </table:table-cell>
          <table:table-cell office:value-type="string" table:style-name="ce18">
            <text:p>Finances</text:p>
          </table:table-cell>
          <table:table-cell office:value-type="string" table:style-name="ce20">
            <text:p>Soutien de la politique de l'éducation nationale (P214)</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NJ</text:p>
          </table:table-cell>
          <table:table-cell office:value-type="string" table:style-name="ce19">
            <text:p>Ministère de l'Éducation nationale et de la Jeunesse</text:p>
          </table:table-cell>
          <table:table-cell office:value-type="string" table:style-name="ce18">
            <text:p>MIGRATION SIRH</text:p>
          </table:table-cell>
          <table:table-cell office:value-type="string" table:style-name="ce18">
            <text:p>Non</text:p>
          </table:table-cell>
          <table:table-cell office:value-type="string" table:style-name="ce20">
            <text:p>La migration des populations non-enseignantes vers le SIRH interministériel RenoiRH permettra de décommissionner plusieurs applications ministérielles (SIRHEN, Agora, POPPEE...) afin de réduire les coûts de fonctionnement du SI. Cette migration contribue ainsi à la mutualisation interministérielle des fonctions support.<text:s/></text:p>
            <text:p>Le transfert des agents Jeunesse et Sports depuis le SIRH du MSS vers celui du MENJS, lui, fait suite au changement de rattachement ministériel de ces agents.</text:p>
          </table:table-cell>
          <table:table-cell office:value-type="string" table:style-name="ce21">
            <text:p/>
          </table:table-cell>
          <table:table-cell office:value-type="string" table:style-name="ce22">
            <text:p>janvier 20</text:p>
          </table:table-cell>
          <table:table-cell office:value-type="float" office:value="5.25" table:style-name="ce23">
            <text:p>5,3</text:p>
          </table:table-cell>
          <table:table-cell office:value-type="string" table:style-name="ce18">
            <text:p>Conception / Réalisation</text:p>
          </table:table-cell>
          <table:table-cell office:value-type="float" office:value="57.946101170977798" table:style-name="ce24">
            <text:p>57,9</text:p>
          </table:table-cell>
          <table:table-cell office:value-type="string" table:style-name="ce18">
            <text:p>entre 20 et 100 M€</text:p>
          </table:table-cell>
          <table:table-cell office:value-type="string" table:style-name="ce18">
            <text:p>Ressources humaines</text:p>
          </table:table-cell>
          <table:table-cell office:value-type="string" table:style-name="ce20">
            <text:p>Soutien de la politique de l'éducation nationale (P214)</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ENJ</text:p>
          </table:table-cell>
          <table:table-cell office:value-type="string" table:style-name="ce19">
            <text:p>Ministère de l'Éducation nationale et de la Jeunesse</text:p>
          </table:table-cell>
          <table:table-cell office:value-type="string" table:style-name="ce18">
            <text:p>REURBANISATION SIRH</text:p>
          </table:table-cell>
          <table:table-cell office:value-type="string" table:style-name="ce18">
            <text:p>Non</text:p>
          </table:table-cell>
          <table:table-cell office:value-type="string" table:style-name="ce20">
            <text:p>Le projet prévoit la réurbanisation d'applicatifs SIRH et la conception d'un mécanisme d'échange de données. Il permettra de rationaliser le parc applicatif SIRH ainsi que les flux de données en son sein, notamment dans le cadre de la migration vers RenoiRH des personnels non enseignants. Pour le mécanisme d'échange de données, des référentiels seront créés afin de mettre en qualité les données (dédoublonnage, unicité du dossier agent...) pour les rendre utilisables par toute application. Enfin le chantier prévoit la création d'une application mobile e-colibris à destination des agents.</text:p>
          </table:table-cell>
          <table:table-cell office:value-type="string" table:style-name="ce27">
            <text:p><text:a xlink:href="https://www.education.gouv.fr/le-service-de-modernisation-des-systemes-d-information-des-ressources-humaines-pour-l-education-341456">https://www.education.gouv.fr/le-service-de-modernisation-des-systemes-d-information-des-ressources-humaines-pour-l-education-341456</text:a></text:p>
          </table:table-cell>
          <table:table-cell office:value-type="string" table:style-name="ce22">
            <text:p>janvier 20</text:p>
          </table:table-cell>
          <table:table-cell office:value-type="float" office:value="5.25" table:style-name="ce23">
            <text:p>5,3</text:p>
          </table:table-cell>
          <table:table-cell office:value-type="string" table:style-name="ce18">
            <text:p>Conception / Réalisation</text:p>
          </table:table-cell>
          <table:table-cell office:value-type="float" office:value="68.724876369082807" table:style-name="ce24">
            <text:p>68,7</text:p>
          </table:table-cell>
          <table:table-cell office:value-type="string" table:style-name="ce18">
            <text:p>entre 20 et 100 M€</text:p>
          </table:table-cell>
          <table:table-cell office:value-type="string" table:style-name="ce18">
            <text:p>Ressources humaines</text:p>
          </table:table-cell>
          <table:table-cell office:value-type="string" table:style-name="ce20">
            <text:p>Soutien de la politique de l'éducation nationale (P214)</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TECT</text:p>
          </table:table-cell>
          <table:table-cell office:value-type="string" table:style-name="ce19">
            <text:p>Ministère de la Transition écologique et de la Cohésion des territoires</text:p>
          </table:table-cell>
          <table:table-cell office:value-type="string" table:style-name="ce18">
            <text:p>GEOPLATEFORME</text:p>
          </table:table-cell>
          <table:table-cell office:value-type="string" table:style-name="ce18">
            <text:p>Non</text:p>
          </table:table-cell>
          <table:table-cell office:value-type="string" table:style-name="ce20">
            <text:p>Le programme Géoplateforme vise à doter la puissance publique d’une infrastructure mutualisée pour la gestion et la diffusion de l’information géographique. L’ambition est de permettre aux porteurs de politiques publiques et aux collectivités locales qui le souhaitent de bénéficier très simplement de fonctionnalités avancées pour diffuser leurs géodonnées et s’ouvrir à des communautés contributives. Ce projet est mené en associant un large écosystème d’acteurs dès sa conception, pour faire de la Géoplateforme un outil commun au monde public.</text:p>
          </table:table-cell>
          <table:table-cell office:value-type="string" table:style-name="ce27">
            <text:p><text:a xlink:href="https://www.ign.fr/geoplateforme">https://www.ign.fr/geoplateforme</text:a></text:p>
          </table:table-cell>
          <table:table-cell office:value-type="string" table:style-name="ce22">
            <text:p>janvier 19</text:p>
          </table:table-cell>
          <table:table-cell office:value-type="float" office:value="5.416666666666667" table:style-name="ce23">
            <text:p>5,4</text:p>
          </table:table-cell>
          <table:table-cell office:value-type="string" table:style-name="ce18">
            <text:p>Déploiement / Bilan intermédiaire</text:p>
          </table:table-cell>
          <table:table-cell office:value-type="float" office:value="23.243772799999999" table:style-name="ce24">
            <text:p>23,2</text:p>
          </table:table-cell>
          <table:table-cell office:value-type="string" table:style-name="ce18">
            <text:p>entre 20 et 100 M€</text:p>
          </table:table-cell>
          <table:table-cell office:value-type="string" table:style-name="ce18">
            <text:p>Information géographique</text:p>
          </table:table-cell>
          <table:table-cell office:value-type="string" table:style-name="ce20">
            <text:p>Expertise, information géographique et météorologie (P159)</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TECT</text:p>
          </table:table-cell>
          <table:table-cell office:value-type="string" table:style-name="ce19">
            <text:p>Ministère de la Transition écologique et de la Cohésion des territoires</text:p>
          </table:table-cell>
          <table:table-cell office:value-type="string" table:style-name="ce18">
            <text:p>OCSGE</text:p>
          </table:table-cell>
          <table:table-cell office:value-type="string" table:style-name="ce18">
            <text:p>Non</text:p>
          </table:table-cell>
          <table:table-cell office:value-type="string" table:style-name="ce20">
            <text:p>La loi du 22 août 2021, dite "climat et résilience", définit le processus d’artificialisation des sols, et détermine les surfaces devant être considérées comme artificialisées, dans le cadre de la fixation et du suivi des objectifs de lutte contre ce phénomène, dans les documents de planification et d’urbanisme. Cette définition s'appuie sur le référentiel national, homogène et partagé, de données d’occupation et de l’usage des sols OCS GE. Cet outil OCSGE permettra le pilotage fin des politiques publiques d’aménagement, de protection de la biodiversité et de sauvegarde des terres agricoles.</text:p>
          </table:table-cell>
          <table:table-cell office:value-type="string" table:style-name="ce28">
            <text:p><text:a xlink:href="https://geoservices.ign.fr/ocsge">https://geoservices.ign.fr/ocsge</text:a></text:p>
          </table:table-cell>
          <table:table-cell office:value-type="string" table:style-name="ce22">
            <text:p>septembre 19</text:p>
          </table:table-cell>
          <table:table-cell office:value-type="float" office:value="5.833333333333333" table:style-name="ce23">
            <text:p>5,8</text:p>
          </table:table-cell>
          <table:table-cell office:value-type="string" table:style-name="ce18">
            <text:p>Déploiement / Bilan intermédiaire</text:p>
          </table:table-cell>
          <table:table-cell office:value-type="float" office:value="30.361699999999999" table:style-name="ce24">
            <text:p>30,4</text:p>
          </table:table-cell>
          <table:table-cell office:value-type="string" table:style-name="ce18">
            <text:p>entre 20 et 100 M€</text:p>
          </table:table-cell>
          <table:table-cell office:value-type="string" table:style-name="ce18">
            <text:p>Non renseigné</text:p>
          </table:table-cell>
          <table:table-cell office:value-type="string" table:style-name="ce20">
            <text:p>P349, P135, P113</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TECT</text:p>
          </table:table-cell>
          <table:table-cell office:value-type="string" table:style-name="ce19">
            <text:p>Ministère de la Transition écologique et de la Cohésion des territoires</text:p>
          </table:table-cell>
          <table:table-cell office:value-type="string" table:style-name="ce18">
            <text:p>GUNENV Phase 2</text:p>
          </table:table-cell>
          <table:table-cell office:value-type="string" table:style-name="ce18">
            <text:p>Non</text:p>
          </table:table-cell>
          <table:table-cell office:value-type="string" table:style-name="ce20">
            <text:p>Le projet GUNenv propose aux pétitionnaires, services des préfectures et inspecteurs de l'environnement (environ 3000 agents en tout) un outil numérique permettant un dépôt en ligne des dossiers, une transmission automatique aux services instructeurs et contributeurs, ainsi qu’un applicatif unique pour l’instruction. Cet outil central pour les inspecteurs de l'environnement permet également la préparation et la mise en ligne d'un certain nombre de documents qui contribuent à l'information des citoyens sur les risques et les nuisances environnementales (interconnexion avec le site Géorisques)</text:p>
          </table:table-cell>
          <table:table-cell office:value-type="string" table:style-name="ce21">
            <text:p/>
          </table:table-cell>
          <table:table-cell office:value-type="string" table:style-name="ce22">
            <text:p>mars 23</text:p>
          </table:table-cell>
          <table:table-cell office:value-type="float" office:value="4" table:style-name="ce23">
            <text:p>4,0</text:p>
          </table:table-cell>
          <table:table-cell office:value-type="string" table:style-name="ce18">
            <text:p>Conception / Réalisation</text:p>
          </table:table-cell>
          <table:table-cell office:value-type="float" office:value="37.005899999999997" table:style-name="ce24">
            <text:p>37,0</text:p>
          </table:table-cell>
          <table:table-cell office:value-type="string" table:style-name="ce18">
            <text:p>entre 20 et 100 M€</text:p>
          </table:table-cell>
          <table:table-cell office:value-type="string" table:style-name="ce18">
            <text:p>Non renseigné</text:p>
          </table:table-cell>
          <table:table-cell office:value-type="string" table:style-name="ce20">
            <text:p>Prévention des risques (P181) / Paysages, eau et biodiversité (P113)</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IOM</text:p>
          </table:table-cell>
          <table:table-cell office:value-type="string" table:style-name="ce19">
            <text:p>Ministère de l'Intérieur et des Outre-mer</text:p>
          </table:table-cell>
          <table:table-cell office:value-type="string" table:style-name="ce18">
            <text:p>MCIC-2</text:p>
          </table:table-cell>
          <table:table-cell office:value-type="string" table:style-name="ce18">
            <text:p>Non</text:p>
          </table:table-cell>
          <table:table-cell office:value-type="string" table:style-name="ce20">
            <text:p>L’objectif du projet pour la police nationale consiste à équiper les centres d’informations et de commandement et les postes de commandements d’un outil moderne (notamment en remplacement du système existant qui donne des signes d’obsolescence (déployés auprès d’une quarantaine d’instance depuis 2006)) et capable de tirer profit des fonctionnalités offertes par la révolution numérique (photos, vidéos, mobilité...). Il sera déployé sur l’ensemble du territoire, y compris la Préfecture de Police de Paris et les DROM-COM.</text:p>
            <text:p/>
          </table:table-cell>
          <table:table-cell office:value-type="string" table:style-name="ce21">
            <text:p/>
          </table:table-cell>
          <table:table-cell office:value-type="string" table:style-name="ce22">
            <text:p>février 15</text:p>
          </table:table-cell>
          <table:table-cell office:value-type="float" office:value="9.9166666666666661" table:style-name="ce23">
            <text:p>9,9</text:p>
          </table:table-cell>
          <table:table-cell office:value-type="string" table:style-name="ce18">
            <text:p>Expérimentation</text:p>
          </table:table-cell>
          <table:table-cell office:value-type="float" office:value="24.23" table:style-name="ce24">
            <text:p>24,2</text:p>
          </table:table-cell>
          <table:table-cell office:value-type="string" table:style-name="ce18">
            <text:p>entre 20 et 100 M€</text:p>
          </table:table-cell>
          <table:table-cell office:value-type="string" table:style-name="ce18">
            <text:p>Secours et gestion des risques</text:p>
          </table:table-cell>
          <table:table-cell office:value-type="string" table:style-name="ce20">
            <text:p>Police nationale (P176) / Conduite et pilotage des politiques de l'intérieur (P216)</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IOM</text:p>
          </table:table-cell>
          <table:table-cell office:value-type="string" table:style-name="ce19">
            <text:p>Ministère de l'Intérieur et des Outre-mer</text:p>
          </table:table-cell>
          <table:table-cell office:value-type="string" table:style-name="ce18">
            <text:p>RRF</text:p>
          </table:table-cell>
          <table:table-cell office:value-type="string" table:style-name="ce18">
            <text:p>Non</text:p>
          </table:table-cell>
          <table:table-cell office:value-type="string" table:style-name="ce20">
            <text:p>Le Réseau Radio du Futur (« RRF ») dotera l’ensemble des services en charge de la protection de nos concitoyens d’un système de communication mobile haut débit (4G puis 5G), multimédia, interopérable, prioritaire, résilient et sécurisé.</text:p>
            <text:p>Le « RRF » s'appuiera en grande partie sur les infrastructures des opérateurs de téléphonie mobile avec une capacité de priorité/ préemption pour les usagers du RRF et de supervision hébergée au sein du MI. La France rejoindra alors les 4 pays au monde ayant équipé leurs services de sécurité et de secours d’outils de communications de dernière génération .</text:p>
          </table:table-cell>
          <table:table-cell office:value-type="string" table:style-name="ce21">
            <text:p/>
          </table:table-cell>
          <table:table-cell office:value-type="string" table:style-name="ce22">
            <text:p>octobre 22</text:p>
          </table:table-cell>
          <table:table-cell office:value-type="float" office:value="8" table:style-name="ce23">
            <text:p>8,0</text:p>
          </table:table-cell>
          <table:table-cell office:value-type="string" table:style-name="ce18">
            <text:p>Conception / Réalisation</text:p>
          </table:table-cell>
          <table:table-cell office:value-type="float" office:value="900.28504299999997" table:style-name="ce24">
            <text:p>900,3</text:p>
          </table:table-cell>
          <table:table-cell office:value-type="string" table:style-name="ce18">
            <text:p>plus de 100 M€</text:p>
          </table:table-cell>
          <table:table-cell office:value-type="string" table:style-name="ce18">
            <text:p>Secours et gestion des risques</text:p>
          </table:table-cell>
          <table:table-cell office:value-type="string" table:style-name="ce20">
            <text:p>Conduite et pilotage des politiques de l'intérieur (P216)</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IOM</text:p>
          </table:table-cell>
          <table:table-cell office:value-type="string" table:style-name="ce19">
            <text:p>Ministère de l'Intérieur et des Outre-mer</text:p>
          </table:table-cell>
          <table:table-cell office:value-type="string" table:style-name="ce18">
            <text:p>NexSIS Version 1</text:p>
          </table:table-cell>
          <table:table-cell office:value-type="string" table:style-name="ce18">
            <text:p>Non</text:p>
          </table:table-cell>
          <table:table-cell office:value-type="string" table:style-name="ce20">
            <text:p>Le projet NexSIS 18-112 a été lancé afin de répondre à une triple ambition : améliorer le service aux citoyens, apporter une forte interopérabilité des services de sécurité et de secours, et projeter l’ensemble des acteurs de la sécurité civile à l’ère digitale.</text:p>
            <text:p>Il est également source d'une importante économie financière pour les SIS utilisateurs et ouvrira des capactités de gestion et de pilotage pour l'Etat.</text:p>
            <text:p/>
          </table:table-cell>
          <table:table-cell office:value-type="string" table:style-name="ce21">
            <text:p>https://ansc.interieur.gouv.fr/nexsis-18-112/</text:p>
          </table:table-cell>
          <table:table-cell office:value-type="string" table:style-name="ce22">
            <text:p>avril 17</text:p>
          </table:table-cell>
          <table:table-cell office:value-type="float" office:value="8.1666666666666661" table:style-name="ce23">
            <text:p>8,2</text:p>
          </table:table-cell>
          <table:table-cell office:value-type="string" table:style-name="ce18">
            <text:p>Déploiement / Bilan intermédiaire</text:p>
          </table:table-cell>
          <table:table-cell office:value-type="float" office:value="72.03" table:style-name="ce24">
            <text:p>72,0</text:p>
          </table:table-cell>
          <table:table-cell office:value-type="string" table:style-name="ce18">
            <text:p>entre 20 et 100 M€</text:p>
          </table:table-cell>
          <table:table-cell office:value-type="string" table:style-name="ce18">
            <text:p>Secours et gestion des risques</text:p>
          </table:table-cell>
          <table:table-cell office:value-type="string" table:style-name="ce20">
            <text:p>Sécurité civile (P161)</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IOM</text:p>
          </table:table-cell>
          <table:table-cell office:value-type="string" table:style-name="ce19">
            <text:p>Ministère de l'Intérieur et des Outre-mer</text:p>
          </table:table-cell>
          <table:table-cell office:value-type="string" table:style-name="ce18">
            <text:p>ANEF</text:p>
          </table:table-cell>
          <table:table-cell office:value-type="string" table:style-name="ce18">
            <text:p>Non</text:p>
          </table:table-cell>
          <table:table-cell office:value-type="string" table:style-name="ce20">
            <text:p>Le programme « administration numérique pour les étrangers en France » (ANEF) a pour objectif la dématérialisation de « bout en bout » des process métier « étranger » : asile, immigration et accès à la nationalité française. Le programme développe deux systèmes d'information AEF et ANF (dénommé NATALI) et répond à plusieurs principes : l'agilité, l'utilisation des nouvelles technologies, l'urbanisation, le positionnement de l’usager au cœur du processus, le principe « DLNUF », la frugalité, l'expérimentation sur des pilotes MVP et la préparation de la conduite du changement (formation, déploiement, communication).</text:p>
          </table:table-cell>
          <table:table-cell office:value-type="string" table:style-name="ce21">
            <text:p><text:s/>https://administration-etrangers-en-france.interieur.gouv.fr/</text:p>
          </table:table-cell>
          <table:table-cell office:value-type="string" table:style-name="ce22">
            <text:p>janvier 18</text:p>
          </table:table-cell>
          <table:table-cell office:value-type="float" office:value="5.916666666666667" table:style-name="ce23">
            <text:p>5,9</text:p>
          </table:table-cell>
          <table:table-cell office:value-type="string" table:style-name="ce18">
            <text:p>Déploiement / Bilan intermédiaire</text:p>
          </table:table-cell>
          <table:table-cell office:value-type="float" office:value="54.5" table:style-name="ce24">
            <text:p>54,5</text:p>
          </table:table-cell>
          <table:table-cell office:value-type="string" table:style-name="ce18">
            <text:p>entre 20 et 100 M€</text:p>
          </table:table-cell>
          <table:table-cell office:value-type="string" table:style-name="ce18">
            <text:p>Gestion et contrôle des accès</text:p>
          </table:table-cell>
          <table:table-cell office:value-type="string" table:style-name="ce20">
            <text:p>Immigration et asile (P303)</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IOM</text:p>
          </table:table-cell>
          <table:table-cell office:value-type="string" table:style-name="ce19">
            <text:p>Ministère de l'Intérieur et des Outre-mer</text:p>
          </table:table-cell>
          <table:table-cell office:value-type="string" table:style-name="ce18">
            <text:p>LOG-MI</text:p>
          </table:table-cell>
          <table:table-cell office:value-type="string" table:style-name="ce18">
            <text:p>Non</text:p>
          </table:table-cell>
          <table:table-cell office:value-type="string" table:style-name="ce20">
            <text:p>Le projet LOGMI a pour objet de moderniser la chaîne de soutien de l’ensemble des directions du ministère de l'intérieur. Il constitue un projet d'envergure qui s’appuie sur un nouveau système d’information. Cette démarche de modernisation conduit à analyser des processus destinés à assurer le soutien des services puis mettre en œuvre un fonctionnement plus efficient.</text:p>
            <text:p>LOGMI répond aux attentes d'excellence des militaires ou agents qui estiment devoir bénéficier du meilleur soutien pour réaliser leurs missions. Il participe à la transformation du fonctionnement de la chaîne soutien en instaurant un partage de l'information entre tous ses acteurs. À terme, grâce à la connaissance précise des besoins, acquise à travers le SI, il sera possible de tracer et d’optimiser l’ensemble des flux, de choisir des modes d’approvisionnement adaptés et de définir des politiques d'achats performantes.</text:p>
          </table:table-cell>
          <table:table-cell office:value-type="string" table:style-name="ce27">
            <text:p><text:a xlink:href="https://www.gendarmerie.interieur.gouv.fr/gendinfo/dossiers/repondrepresent-gestion-de-crise-au-caeur-des-territoires-mars-juin-2020/la-logistique-au-service-de-l-action-strategique">https://www.gendarmerie.interieur.gouv.fr/gendinfo/dossiers/repondrepresent-gestion-de-crise-au-caeur-des-territoires-mars-juin-2020/la-logistique-au-service-de-l-action-strategique</text:a></text:p>
          </table:table-cell>
          <table:table-cell office:value-type="string" table:style-name="ce22">
            <text:p>septembre 17</text:p>
          </table:table-cell>
          <table:table-cell office:value-type="float" office:value="7.833333333333333" table:style-name="ce23">
            <text:p>7,8</text:p>
          </table:table-cell>
          <table:table-cell office:value-type="string" table:style-name="ce18">
            <text:p>Déploiement / Bilan intermédiaire</text:p>
          </table:table-cell>
          <table:table-cell office:value-type="float" office:value="28.084" table:style-name="ce24">
            <text:p>28,1</text:p>
          </table:table-cell>
          <table:table-cell office:value-type="string" table:style-name="ce18">
            <text:p>entre 20 et 100 M€</text:p>
          </table:table-cell>
          <table:table-cell office:value-type="string" table:style-name="ce18">
            <text:p>Ressources et Support</text:p>
          </table:table-cell>
          <table:table-cell office:value-type="string" table:style-name="ce20">
            <text:p>Programmes 363/216</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IOM</text:p>
          </table:table-cell>
          <table:table-cell office:value-type="string" table:style-name="ce19">
            <text:p>Ministère de l'Intérieur et des Outre-mer</text:p>
          </table:table-cell>
          <table:table-cell office:value-type="string" table:style-name="ce18">
            <text:p>ERPC</text:p>
          </table:table-cell>
          <table:table-cell office:value-type="string" table:style-name="ce18">
            <text:p>Non</text:p>
          </table:table-cell>
          <table:table-cell office:value-type="string" table:style-name="ce20">
            <text:p>La modernisation du système d’information de l’éducation routière et du permis de conduire vise à répondre à quatre enjeux stratégique fixés par le Délégué à la Sécurité Routière : développer la communication et les échanges avec les parties prenantes, assurer une approche continue de bout en bout, garantir la robustesse et la sécurité du SI et être simple tant sur les démarches qu’en usage. La modernisation comporte aussi des enjeux techniques : l’urbanisation du système d’information, l’amélioration des méthodes de développement et de maintenance du SI et le décommissionnement des anciennes briques techniques en fin de vie.</text:p>
          </table:table-cell>
          <table:table-cell office:value-type="string" table:style-name="ce27">
            <text:p><text:a xlink:href="https://www.securite-routiere.gouv.fr/">https://www.securite-routiere.gouv.fr/</text:a></text:p>
          </table:table-cell>
          <table:table-cell office:value-type="string" table:style-name="ce22">
            <text:p>mai 19</text:p>
          </table:table-cell>
          <table:table-cell office:value-type="float" office:value="4.833333333333333" table:style-name="ce23">
            <text:p>4,8</text:p>
          </table:table-cell>
          <table:table-cell office:value-type="string" table:style-name="ce18">
            <text:p>Déploiement / Bilan intermédiaire</text:p>
          </table:table-cell>
          <table:table-cell office:value-type="float" office:value="82.84" table:style-name="ce24">
            <text:p>82,8</text:p>
          </table:table-cell>
          <table:table-cell office:value-type="string" table:style-name="ce18">
            <text:p>entre 20 et 100 M€</text:p>
          </table:table-cell>
          <table:table-cell office:value-type="string" table:style-name="ce18">
            <text:p>Sécurité Circulation Routière</text:p>
          </table:table-cell>
          <table:table-cell office:value-type="string" table:style-name="ce20">
            <text:p>Structures et dispositifs de sécurité routière (P751)</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IOM</text:p>
          </table:table-cell>
          <table:table-cell office:value-type="string" table:style-name="ce19">
            <text:p>Ministère de l'Intérieur et des Outre-mer</text:p>
          </table:table-cell>
          <table:table-cell office:value-type="string" table:style-name="ce18">
            <text:p>KIOSQUES - PFSF</text:p>
          </table:table-cell>
          <table:table-cell office:value-type="string" table:style-name="ce18">
            <text:p>Non</text:p>
          </table:table-cell>
          <table:table-cell office:value-type="string" table:style-name="ce20">
            <text:p>Modernisation des SI et des outils de contrôle aux frontières (PARAFE, application CTF pour les garde-frontières) afin de répondre aux besoins métier, s'adapter aux évolutions réglementaires tout en conservant un bon niveau de fluidité.<text:s/></text:p>
            <text:p>Kiosques et tablettes de préenregistrement en libre-service sur les points de passage frontière de l'epsace Schengen <text:s/>: une solution pour limiter l’augmentation des temps d'attente des voyageurs dans la perspective de l'entrée en application du nouveau règlement européens EES renforçant les dispositions de contrôle (prises de biométrie, compostage des passeports informatisé).</text:p>
          </table:table-cell>
          <table:table-cell office:value-type="string" table:style-name="ce21">
            <text:p/>
          </table:table-cell>
          <table:table-cell office:value-type="string" table:style-name="ce22">
            <text:p>avril 20</text:p>
          </table:table-cell>
          <table:table-cell office:value-type="float" office:value="4" table:style-name="ce23">
            <text:p>4,0</text:p>
          </table:table-cell>
          <table:table-cell office:value-type="string" table:style-name="ce18">
            <text:p>Déploiement / Bilan intermédiaire</text:p>
          </table:table-cell>
          <table:table-cell office:value-type="float" office:value="26.292999999999999" table:style-name="ce24">
            <text:p>26,3</text:p>
          </table:table-cell>
          <table:table-cell office:value-type="string" table:style-name="ce18">
            <text:p>entre 20 et 100 M€</text:p>
          </table:table-cell>
          <table:table-cell office:value-type="string" table:style-name="ce18">
            <text:p>Police aux fontières - Gestion des voyageurs</text:p>
          </table:table-cell>
          <table:table-cell office:value-type="string" table:style-name="ce20">
            <text:p>Conduite et pilotage des politiques de l'intérieur (P216) / Police nationale (P176)</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IOM</text:p>
          </table:table-cell>
          <table:table-cell office:value-type="string" table:style-name="ce19">
            <text:p>Ministère de l'Intérieur et des Outre-mer</text:p>
          </table:table-cell>
          <table:table-cell office:value-type="string" table:style-name="ce18">
            <text:p>FIN</text:p>
          </table:table-cell>
          <table:table-cell office:value-type="string" table:style-name="ce18">
            <text:p>Oui</text:p>
          </table:table-cell>
          <table:table-cell office:value-type="string" table:style-name="ce20">
            <text:p>Le programme interministériel de l'identité numérique a été chargé par la ministre de la justice, le ministre de l’intérieur et le secrétaire d’Etat chargé du numérique de concevoir et de déployer des solutions d’identification numérique pouvant atteindre le niveau élevé au sein d’un parcours sécurisé, simple et universel, en lien avec FranceConnect.</text:p>
          </table:table-cell>
          <table:table-cell office:value-type="string" table:style-name="ce27">
            <text:p><text:a xlink:href="https://france-identite.gouv.fr/">https://france-identite.gouv.fr/</text:a></text:p>
          </table:table-cell>
          <table:table-cell office:value-type="string" table:style-name="ce22">
            <text:p>février 20</text:p>
          </table:table-cell>
          <table:table-cell office:value-type="float" office:value="5.25" table:style-name="ce23">
            <text:p>5,3</text:p>
          </table:table-cell>
          <table:table-cell office:value-type="string" table:style-name="ce18">
            <text:p>Déploiement / Bilan intermédiaire</text:p>
          </table:table-cell>
          <table:table-cell office:value-type="float" office:value="68.28" table:style-name="ce24">
            <text:p>68,3</text:p>
          </table:table-cell>
          <table:table-cell office:value-type="string" table:style-name="ce18">
            <text:p>entre 20 et 100 M€</text:p>
          </table:table-cell>
          <table:table-cell office:value-type="string" table:style-name="ce18">
            <text:p>Identité Numérique</text:p>
          </table:table-cell>
          <table:table-cell office:value-type="string" table:style-name="ce20">
            <text:p>Conduite et pilotage des politiques de l'intérieur (P216)</text:p>
          </table:table-cell>
          <table:table-cell office:value-type="date" office:date-value="2023-06-01T00:00:00" table:style-name="ce25">
            <text:p>2023-06-01</text:p>
          </table:table-cell>
          <table:table-cell table:number-columns-repeated="16370" table:style-name="ce20"/>
        </table:table-row>
        <table:table-row table:style-name="ro3">
          <table:table-cell office:value-type="string" table:style-name="ce18">
            <text:p>MIOM</text:p>
          </table:table-cell>
          <table:table-cell office:value-type="string" table:style-name="ce19">
            <text:p>Ministère de l'Intérieur et des Outre-mer</text:p>
          </table:table-cell>
          <table:table-cell office:value-type="string" table:style-name="ce18">
            <text:p>SIV</text:p>
          </table:table-cell>
          <table:table-cell office:value-type="string" table:style-name="ce18">
            <text:p>Non</text:p>
          </table:table-cell>
          <table:table-cell office:value-type="string" table:style-name="ce20">
            <text:p>Créé en 2009, le système d’immatriculation des véhicules (SIV) héberge un parc roulant de plus de 45 millions de véhicules et près de 31 millions d’opérations liées à l’immatriculation par an. Il est un système stratégique de l’Etat au cœur de plusieurs politiques publiques (sécurité routière, fiscalité, environnement, luttes contre la délinquance et la fraude) et constitue un outil indispensable au secteur automobile. La refonte du SIV vise une amélioration de sa résilience et de sa sécurité et le développement d'un outil modulaire pour mieux répondre aux exigences législatives et réglementaires et aux besoins des usagers particuliers ou des professionnels de l'automobile.</text:p>
          </table:table-cell>
          <table:table-cell office:value-type="string" table:style-name="ce21">
            <text:p>https://immatriculation.ants.gouv.fr/</text:p>
          </table:table-cell>
          <table:table-cell office:value-type="string" table:style-name="ce22">
            <text:p>février 20</text:p>
          </table:table-cell>
          <table:table-cell office:value-type="string" table:style-name="ce23">
            <text:p>En cadrage</text:p>
          </table:table-cell>
          <table:table-cell office:value-type="string" table:style-name="ce18">
            <text:p>Cadrage</text:p>
          </table:table-cell>
          <table:table-cell office:value-type="string" table:style-name="ce24">
            <text:p>En cadrage</text:p>
          </table:table-cell>
          <table:table-cell office:value-type="string" table:style-name="ce18">
            <text:p>En cadrage</text:p>
          </table:table-cell>
          <table:table-cell office:value-type="string" table:style-name="ce18">
            <text:p>Gestion et contrôle des accès</text:p>
          </table:table-cell>
          <table:table-cell office:value-type="string" table:style-name="ce20">
            <text:p>ANTS</text:p>
          </table:table-cell>
          <table:table-cell office:value-type="date" office:date-value="2023-06-01T00:00:00" table:style-name="ce25">
            <text:p>2023-06-01</text:p>
          </table:table-cell>
          <table:table-cell table:number-columns-repeated="16370" table:style-name="ce26"/>
        </table:table-row>
        <table:table-row table:style-name="ro3">
          <table:table-cell office:value-type="string" table:style-name="ce18">
            <text:p>MIOM</text:p>
          </table:table-cell>
          <table:table-cell office:value-type="string" table:style-name="ce19">
            <text:p>Ministère de l'Intérieur et des Outre-mer</text:p>
          </table:table-cell>
          <table:table-cell office:value-type="string" table:style-name="ce18">
            <text:p>M@GRH</text:p>
          </table:table-cell>
          <table:table-cell office:value-type="string" table:style-name="ce18">
            <text:p>Non</text:p>
          </table:table-cell>
          <table:table-cell office:value-type="string" table:style-name="ce20">
            <text:p>Le projet de transformation des ressources humaines de la gendarmerie nationale, M@GRH 20-24, s’inscrit dans la stratégie interministérielle de <text:s/>l’État visant à renforcer la qualité de la gestion humaine dans un enjeu de modernisation et d’efficacité de l’action publique. L’objectif majeur est ainsi de repositionner les agents au cœur des décisions RH par la montée en puissance des nouveaux outils technologiques. Projet structurant, il vise à obtenir un effet de levier puissant permettant d’échanger du temps massif de traitement administratif pour le réorienter vers la gestion de l’humain.<text:s/></text:p>
          </table:table-cell>
          <table:table-cell office:value-type="string" table:style-name="ce21">
            <text:p/>
          </table:table-cell>
          <table:table-cell office:value-type="string" table:style-name="ce22">
            <text:p>avril 21</text:p>
          </table:table-cell>
          <table:table-cell office:value-type="float" office:value="2.75" table:style-name="ce23">
            <text:p>2,8</text:p>
          </table:table-cell>
          <table:table-cell office:value-type="string" table:style-name="ce18">
            <text:p>Déploiement / Bilan intermédiaire</text:p>
          </table:table-cell>
          <table:table-cell office:value-type="float" office:value="14.018471999999999" table:style-name="ce24">
            <text:p>14,0</text:p>
          </table:table-cell>
          <table:table-cell office:value-type="string" table:style-name="ce18">
            <text:p>entre 9 et 20 M€</text:p>
          </table:table-cell>
          <table:table-cell office:value-type="string" table:style-name="ce18">
            <text:p>Non renseigné</text:p>
          </table:table-cell>
          <table:table-cell office:value-type="string" table:style-name="ce20">
            <text:p>Programmes 349/152</text:p>
          </table:table-cell>
          <table:table-cell office:value-type="date" office:date-value="2023-06-01T00:00:00" table:style-name="ce25">
            <text:p>2023-06-01</text:p>
          </table:table-cell>
          <table:table-cell table:number-columns-repeated="16370" table:style-name="ce26"/>
        </table:table-row>
        <table:table-row table:style-name="ro3">
          <table:table-cell office:value-type="string" table:style-name="ce18">
            <text:p>MJ</text:p>
          </table:table-cell>
          <table:table-cell office:value-type="string" table:style-name="ce19">
            <text:p>Ministère de la Justice</text:p>
          </table:table-cell>
          <table:table-cell office:value-type="string" table:style-name="ce18">
            <text:p>ASTREA</text:p>
          </table:table-cell>
          <table:table-cell office:value-type="string" table:style-name="ce18">
            <text:p>Non</text:p>
          </table:table-cell>
          <table:table-cell office:value-type="string" table:style-name="ce20">
            <text:p>Refonte du système d'information du Casier judiciaire national et de son interconnexion avec les casiers judiciaires européens (enregistrement des condamnations pénales et de certaines décisions judiciaires, gestion de ces données conformément aux règles légales, délivrance des bulletins de casier judiciaire concernant les personnes physiques et les personnes morales).</text:p>
          </table:table-cell>
          <table:table-cell office:value-type="string" table:style-name="ce28">
            <text:p><text:a xlink:href="https://casier-judiciaire.justice.gouv.fr/pages/accueil.xhtml">https://casier-judiciaire.justice.gouv.fr/pages/accueil.xhtml</text:a></text:p>
          </table:table-cell>
          <table:table-cell office:value-type="string" table:style-name="ce22">
            <text:p>janvier 12</text:p>
          </table:table-cell>
          <table:table-cell office:value-type="float" office:value="14" table:style-name="ce23">
            <text:p>14,0</text:p>
          </table:table-cell>
          <table:table-cell office:value-type="string" table:style-name="ce18">
            <text:p>Conception / Réalisation</text:p>
          </table:table-cell>
          <table:table-cell office:value-type="float" office:value="77.27" table:style-name="ce24">
            <text:p>77,3</text:p>
          </table:table-cell>
          <table:table-cell office:value-type="string" table:style-name="ce18">
            <text:p>entre 20 et 100 M€</text:p>
          </table:table-cell>
          <table:table-cell office:value-type="string" table:style-name="ce18">
            <text:p>Gestion des personnes placées sous main de justice</text:p>
          </table:table-cell>
          <table:table-cell office:value-type="string" table:style-name="ce20">
            <text:p>Conduite et pilotage de la politique de la justice (P310)</text:p>
          </table:table-cell>
          <table:table-cell office:value-type="date" office:date-value="2023-06-01T00:00:00" table:style-name="ce25">
            <text:p>2023-06-01</text:p>
          </table:table-cell>
          <table:table-cell table:number-columns-repeated="16370" table:style-name="ce26"/>
        </table:table-row>
        <table:table-row table:style-name="ro3">
          <table:table-cell office:value-type="string" table:style-name="ce18">
            <text:p>MJ</text:p>
          </table:table-cell>
          <table:table-cell office:value-type="string" table:style-name="ce19">
            <text:p>Ministère de la Justice</text:p>
          </table:table-cell>
          <table:table-cell office:value-type="string" table:style-name="ce18">
            <text:p>PORTALIS</text:p>
          </table:table-cell>
          <table:table-cell office:value-type="string" table:style-name="ce18">
            <text:p>Non</text:p>
          </table:table-cell>
          <table:table-cell office:value-type="string" table:style-name="ce20">
            <text:p>Le programme Portalis a pour ambition de déployer les applicatifs de la chaîne civile en refondant les applicatifs existants à iso périmètre.</text:p>
            <text:p>La dématérialisation de bout en bout étant un objectif ultérieur.</text:p>
            <text:p>Il s’adresse en priorité aux professionnels du droit : agents du ministère et avocats. Ultérieurement, le programme pourra inclure d’autres auxiliaires de Justice.</text:p>
            <text:p>Il contribue à la stratégie de modernisation du Ministère.</text:p>
            <text:p>Portalis vise à concevoir un outil générique et évolutif pouvant intégrer aisément et accompagner les évolutions du droit.</text:p>
          </table:table-cell>
          <table:table-cell office:value-type="string" table:style-name="ce28">
            <text:p><text:a xlink:href="https://www.justice.fr/donnees-personnelles/portail-justiciable">https://www.justice.fr/donnees-personnelles/portail-justiciable</text:a></text:p>
          </table:table-cell>
          <table:table-cell office:value-type="string" table:style-name="ce22">
            <text:p>mars 14</text:p>
          </table:table-cell>
          <table:table-cell office:value-type="float" office:value="12.75" table:style-name="ce23">
            <text:p>12,8</text:p>
          </table:table-cell>
          <table:table-cell office:value-type="string" table:style-name="ce18">
            <text:p>Conception / Réalisation</text:p>
          </table:table-cell>
          <table:table-cell office:value-type="float" office:value="98.883333333333297" table:style-name="ce24">
            <text:p>98,9</text:p>
          </table:table-cell>
          <table:table-cell office:value-type="string" table:style-name="ce18">
            <text:p>entre 20 et 100 M€</text:p>
          </table:table-cell>
          <table:table-cell office:value-type="string" table:style-name="ce18">
            <text:p>SI Juridictionnnels</text:p>
          </table:table-cell>
          <table:table-cell office:value-type="string" table:style-name="ce20">
            <text:p>Conduite et pilotage de la politique de la justice (P310)</text:p>
          </table:table-cell>
          <table:table-cell office:value-type="date" office:date-value="2023-06-01T00:00:00" table:style-name="ce25">
            <text:p>2023-06-01</text:p>
          </table:table-cell>
          <table:table-cell table:number-columns-repeated="16370" table:style-name="ce26"/>
        </table:table-row>
        <table:table-row table:style-name="ro3">
          <table:table-cell office:value-type="string" table:style-name="ce18">
            <text:p>MJ</text:p>
          </table:table-cell>
          <table:table-cell office:value-type="string" table:style-name="ce19">
            <text:p>Ministère de la Justice</text:p>
          </table:table-cell>
          <table:table-cell office:value-type="string" table:style-name="ce18">
            <text:p>PROJAE – AXONE</text:p>
          </table:table-cell>
          <table:table-cell office:value-type="string" table:style-name="ce18">
            <text:p>Non</text:p>
          </table:table-cell>
          <table:table-cell office:value-type="string" table:style-name="ce20">
            <text:p>Le système d'archivage électronique hybride (SAEH) du ministère de la justice Axone assurera la valeur probante, la pérennité et l'accès aux documents électroniques issus des grands programmes de transformation numérique de la justice, en particulier la Procédure pénale numérique (PPN). Il offrira également une plateforme de capitalisation de la connaissance sous format numérique comme papier.</text:p>
          </table:table-cell>
          <table:table-cell office:value-type="string" table:style-name="ce21">
            <text:p/>
          </table:table-cell>
          <table:table-cell office:value-type="string" table:style-name="ce22">
            <text:p>juin 17</text:p>
          </table:table-cell>
          <table:table-cell office:value-type="float" office:value="7.083333333333333" table:style-name="ce23">
            <text:p>7,1</text:p>
          </table:table-cell>
          <table:table-cell office:value-type="string" table:style-name="ce18">
            <text:p>Conception / Réalisation</text:p>
          </table:table-cell>
          <table:table-cell office:value-type="float" office:value="14.503" table:style-name="ce24">
            <text:p>14,5</text:p>
          </table:table-cell>
          <table:table-cell office:value-type="string" table:style-name="ce18">
            <text:p>entre 9 et 20 M€</text:p>
          </table:table-cell>
          <table:table-cell office:value-type="string" table:style-name="ce18">
            <text:p>Gestion et contrôle des accès</text:p>
          </table:table-cell>
          <table:table-cell office:value-type="string" table:style-name="ce20">
            <text:p>Programmes 349/310</text:p>
          </table:table-cell>
          <table:table-cell office:value-type="date" office:date-value="2023-06-01T00:00:00" table:style-name="ce25">
            <text:p>2023-06-01</text:p>
          </table:table-cell>
          <table:table-cell table:number-columns-repeated="16370" table:style-name="ce26"/>
        </table:table-row>
        <table:table-row table:style-name="ro3">
          <table:table-cell office:value-type="string" table:style-name="ce18">
            <text:p>MJ</text:p>
          </table:table-cell>
          <table:table-cell office:value-type="string" table:style-name="ce19">
            <text:p>Ministère de la Justice</text:p>
          </table:table-cell>
          <table:table-cell office:value-type="string" table:style-name="ce18">
            <text:p>NED</text:p>
          </table:table-cell>
          <table:table-cell office:value-type="string" table:style-name="ce18">
            <text:p>Non</text:p>
          </table:table-cell>
          <table:table-cell office:value-type="string" table:style-name="ce20">
            <text:p>Le NED propose trois portails :<text:s/></text:p>
            <text:p>• Le portail détenu permet au détenu de réaliser en autonomie des actes nécessaires à sa vie en détention de manière dématérialisée (commande de cantine, requêtes à l'administration pénitentiaire, formation via un environnement numérique de travail)</text:p>
            <text:p>• Le portail grand public permet aux proches de réserver des créneaux de parloirs (dans la mesure où ils disposent d’un permis de visite), de realiser des demandes de permis de visite dematerialisées ainsi que d'alimenter le pécule de la personne détenue</text:p>
            <text:p>• Le portail agent permet aux agents d’administrer et contrôler le portail détenu ainsi que de controler les demandes de permis des familles.</text:p>
          </table:table-cell>
          <table:table-cell office:value-type="string" table:style-name="ce21">
            <text:p/>
          </table:table-cell>
          <table:table-cell office:value-type="string" table:style-name="ce22">
            <text:p>janvier 18</text:p>
          </table:table-cell>
          <table:table-cell office:value-type="float" office:value="4.75" table:style-name="ce23">
            <text:p>4,8</text:p>
          </table:table-cell>
          <table:table-cell office:value-type="string" table:style-name="ce18">
            <text:p>Terminé</text:p>
          </table:table-cell>
          <table:table-cell office:value-type="float" office:value="8.69" table:style-name="ce24">
            <text:p>8,7</text:p>
          </table:table-cell>
          <table:table-cell office:value-type="string" table:style-name="ce18">
            <text:p>entre 5 et 9 M€</text:p>
          </table:table-cell>
          <table:table-cell office:value-type="string" table:style-name="ce18">
            <text:p>Gestion et contrôle des accès</text:p>
          </table:table-cell>
          <table:table-cell office:value-type="string" table:style-name="ce20">
            <text:p>P310, P107, P349</text:p>
          </table:table-cell>
          <table:table-cell office:value-type="date" office:date-value="2023-06-01T00:00:00" table:style-name="ce25">
            <text:p>2023-06-01</text:p>
          </table:table-cell>
          <table:table-cell table:number-columns-repeated="16370" table:style-name="ce26"/>
        </table:table-row>
        <table:table-row table:style-name="ro3">
          <table:table-cell office:value-type="string" table:style-name="ce18">
            <text:p>MJ</text:p>
          </table:table-cell>
          <table:table-cell office:value-type="string" table:style-name="ce19">
            <text:p>Ministère de la Justice</text:p>
          </table:table-cell>
          <table:table-cell office:value-type="string" table:style-name="ce18">
            <text:p>PPN</text:p>
          </table:table-cell>
          <table:table-cell office:value-type="string" table:style-name="ce18">
            <text:p>Non</text:p>
          </table:table-cell>
          <table:table-cell office:value-type="string" table:style-name="ce20">
            <text:p>L’ambition du programme est de moderniser la justice grâce à l’abandon du papier et de la signature manuscrite, depuis l’acte initial jusqu’à l’exécution des peines. Il s’agit de simplifier le traitement des procédures et faciliter la collaboration avec les partenaires de justice (services enquêteurs, avocats, huissiers, etc.) autour de 3 axes : automatisation des procédures classées sans suites (11, 21 et 71) ; dématérialisation des procédures avec poursuites (correctionnel) ; mise à disposition nationale d'outils de simplification numétique via le store PPN (signature electronique, etc.)</text:p>
          </table:table-cell>
          <table:table-cell office:value-type="string" table:style-name="ce21">
            <text:p/>
          </table:table-cell>
          <table:table-cell office:value-type="string" table:style-name="ce22">
            <text:p>janvier 20</text:p>
          </table:table-cell>
          <table:table-cell office:value-type="float" office:value="6" table:style-name="ce23">
            <text:p>6,0</text:p>
          </table:table-cell>
          <table:table-cell office:value-type="string" table:style-name="ce18">
            <text:p>Conception / Réalisation</text:p>
          </table:table-cell>
          <table:table-cell office:value-type="float" office:value="145.09" table:style-name="ce24">
            <text:p>145,1</text:p>
          </table:table-cell>
          <table:table-cell office:value-type="string" table:style-name="ce18">
            <text:p>plus de 100 M€</text:p>
          </table:table-cell>
          <table:table-cell office:value-type="string" table:style-name="ce18">
            <text:p>Gestion et contrôle des accès</text:p>
          </table:table-cell>
          <table:table-cell office:value-type="string" table:style-name="ce20">
            <text:p>Programmes 310/349/363</text:p>
          </table:table-cell>
          <table:table-cell office:value-type="date" office:date-value="2023-06-01T00:00:00" table:style-name="ce25">
            <text:p>2023-06-01</text:p>
          </table:table-cell>
          <table:table-cell table:number-columns-repeated="16370" table:style-name="ce26"/>
        </table:table-row>
        <table:table-row table:style-name="ro3">
          <table:table-cell office:value-type="string" table:style-name="ce18">
            <text:p>MJ</text:p>
          </table:table-cell>
          <table:table-cell office:value-type="string" table:style-name="ce19">
            <text:p>Ministère de la Justice</text:p>
          </table:table-cell>
          <table:table-cell office:value-type="string" table:style-name="ce18">
            <text:p>ATIGIP</text:p>
          </table:table-cell>
          <table:table-cell office:value-type="string" table:style-name="ce18">
            <text:p>Non</text:p>
          </table:table-cell>
          <table:table-cell office:value-type="string" table:style-name="ce20">
            <text:p>Créée en décembre 2018, l’agence du travail d’intérêt général et de l’insertion professionnelle (ATIGIP) contribue au développement de la peine de Travail d’Intérêt Général (TIG), du placement extérieur(PE) et au renforcement de l’insertion professionnelle des personnes placées sous main de justice.</text:p>
            <text:p>Le projet éponyme ATIGIP360° vise à doter l’agence d’un système d’information pour les acteurs internes de la justice (conseillers d’insertion et de probation, magistrats,…), mais également les acteurs externes (organismes d’accueil, avocats…) et les Personnes Placées Sous Main de Justice (PPSMJ).</text:p>
          </table:table-cell>
          <table:table-cell office:value-type="string" table:style-name="ce21">
            <text:p/>
          </table:table-cell>
          <table:table-cell office:value-type="string" table:style-name="ce22">
            <text:p>janvier 20</text:p>
          </table:table-cell>
          <table:table-cell office:value-type="float" office:value="4.416666666666667" table:style-name="ce23">
            <text:p>4,4</text:p>
          </table:table-cell>
          <table:table-cell office:value-type="string" table:style-name="ce18">
            <text:p>Déploiement / Bilan intermédiaire</text:p>
          </table:table-cell>
          <table:table-cell office:value-type="float" office:value="43.192950000000003" table:style-name="ce24">
            <text:p>43,2</text:p>
          </table:table-cell>
          <table:table-cell office:value-type="string" table:style-name="ce18">
            <text:p>entre 20 et 100 M€</text:p>
          </table:table-cell>
          <table:table-cell office:value-type="string" table:style-name="ce18">
            <text:p>justice</text:p>
          </table:table-cell>
          <table:table-cell office:value-type="string" table:style-name="ce20">
            <text:p>Programmes 310/349/363/107</text:p>
          </table:table-cell>
          <table:table-cell office:value-type="date" office:date-value="2023-06-01T00:00:00" table:style-name="ce25">
            <text:p>2023-06-01</text:p>
          </table:table-cell>
          <table:table-cell table:number-columns-repeated="16370" table:style-name="ce26"/>
        </table:table-row>
        <table:table-row table:style-name="ro3">
          <table:table-cell office:value-type="string" table:style-name="ce18">
            <text:p>MTPEI</text:p>
          </table:table-cell>
          <table:table-cell office:value-type="string" table:style-name="ce19">
            <text:p>Ministère du Travail, du Plein emploi et de l'Insertion</text:p>
          </table:table-cell>
          <table:table-cell office:value-type="string" table:style-name="ce18">
            <text:p>SI EMPLOI</text:p>
          </table:table-cell>
          <table:table-cell office:value-type="string" table:style-name="ce18">
            <text:p>Non</text:p>
          </table:table-cell>
          <table:table-cell office:value-type="string" table:style-name="ce20">
            <text:p>Ce Système d’information permet de gérer les politiques publiques confiées par le Ministère du Travail, de l’Emploi et de l’Insertion (DGEFP) à l'ASP.</text:p>
            <text:p>Il facilite l’application des politiques publiques de soutien, d’accompagnement à l’insertion ou au retour à l’emploi (plus de 40 milliard d’euro versés de 2019 à 2021 pour plus de 8 millions de bénéficiaires, personnes morales ou personnes physiques)</text:p>
          </table:table-cell>
          <table:table-cell office:value-type="string" table:style-name="ce21">
            <text:p/>
          </table:table-cell>
          <table:table-cell office:value-type="string" table:style-name="ce22">
            <text:p>novembre 21</text:p>
          </table:table-cell>
          <table:table-cell office:value-type="float" office:value="4" table:style-name="ce23">
            <text:p>4,0</text:p>
          </table:table-cell>
          <table:table-cell office:value-type="string" table:style-name="ce18">
            <text:p>Conception / Réalisation</text:p>
          </table:table-cell>
          <table:table-cell office:value-type="float" office:value="33" table:style-name="ce24">
            <text:p>33,0</text:p>
          </table:table-cell>
          <table:table-cell office:value-type="string" table:style-name="ce18">
            <text:p>entre 20 et 100 M€</text:p>
          </table:table-cell>
          <table:table-cell office:value-type="string" table:style-name="ce18">
            <text:p>Non renseigné</text:p>
          </table:table-cell>
          <table:table-cell office:value-type="string" table:style-name="ce20">
            <text:p>Accès et retour à l'emploi (P102)</text:p>
          </table:table-cell>
          <table:table-cell office:value-type="date" office:date-value="2023-06-01T00:00:00" table:style-name="ce25">
            <text:p>2023-06-01</text:p>
          </table:table-cell>
          <table:table-cell table:number-columns-repeated="16370" table:style-name="ce26"/>
        </table:table-row>
        <table:table-row table:style-name="ro3">
          <table:table-cell office:value-type="string" table:style-name="ce18">
            <text:p>MTPEI</text:p>
          </table:table-cell>
          <table:table-cell office:value-type="string" table:style-name="ce19">
            <text:p>Ministère du Travail, du Plein emploi et de l'Insertion</text:p>
          </table:table-cell>
          <table:table-cell office:value-type="string" table:style-name="ce18">
            <text:p>SI FSE</text:p>
          </table:table-cell>
          <table:table-cell office:value-type="string" table:style-name="ce18">
            <text:p>Non</text:p>
          </table:table-cell>
          <table:table-cell office:value-type="string" table:style-name="ce20">
            <text:p>Le Fonds social européen (FSE) est un fonds structurel de l’Union européenne. Sa vocation principale est de contribuer à améliorer les perspectives professionnelles de l’ensemble des citoyens européens, en particulier ceux en situation de précarité ou d’exclusion. La DGEFP est autorité de gestion du programme national FSE en France. A ce titre, elle assure le pilotage national du programme et organise son système de gestion et de contrôle. Dans ce cadre, elle développe le SI MDFSE+ qui a pour objectif d’assurer le suivi de chaque étape de la vie d’un dossier FSE.<text:s/></text:p>
          </table:table-cell>
          <table:table-cell office:value-type="string" table:style-name="ce28">
            <text:p><text:a xlink:href="https://fse.gouv.fr/">https://fse.gouv.fr/</text:a></text:p>
          </table:table-cell>
          <table:table-cell office:value-type="string" table:style-name="ce22">
            <text:p>janvier 20</text:p>
          </table:table-cell>
          <table:table-cell office:value-type="float" office:value="6" table:style-name="ce23">
            <text:p>6,0</text:p>
          </table:table-cell>
          <table:table-cell office:value-type="string" table:style-name="ce18">
            <text:p>Déploiement / Bilan intermédiaire</text:p>
          </table:table-cell>
          <table:table-cell office:value-type="float" office:value="30.123000000000001" table:style-name="ce24">
            <text:p>30,1</text:p>
          </table:table-cell>
          <table:table-cell office:value-type="string" table:style-name="ce18">
            <text:p>entre 20 et 100 M€</text:p>
          </table:table-cell>
          <table:table-cell office:value-type="string" table:style-name="ce18">
            <text:p>Non renseigné</text:p>
          </table:table-cell>
          <table:table-cell office:value-type="string" table:style-name="ce20">
            <text:p>Crédits d'assistance technique du FSE</text:p>
          </table:table-cell>
          <table:table-cell office:value-type="date" office:date-value="2023-06-01T00:00:00" table:style-name="ce25">
            <text:p>2023-06-01</text:p>
          </table:table-cell>
          <table:table-cell table:number-columns-repeated="16370" table:style-name="ce26"/>
        </table:table-row>
        <table:table-row table:number-rows-repeated="1048523" table:style-name="ro1">
          <table:table-cell table:number-columns-repeated="16384"/>
        </table:table-row>
        <table:named-expressions>
          <table:named-range table:name="Print_Titles" table:cell-range-address="Export_CSV.$A$1:Export_CSV.$XFD$1" table:base-cell-address="Export_CSV.$A$1"/>
        </table:named-expressions>
      </table:table>
      <table:table table:name="'file:///C:/DINSIC/202005_Tableau_de_bord/01_Fiches/4.%20Restitutions/TOP50%20-%20Restitution%20-%20ExportCSVPanorama_P01052020_Màj.02.07.2020.xlsb'#Menu" table:style-name="ta2">
        <table:table-source xlink:href="file:///C:/DINSIC/202005_Tableau_de_bord/01_Fiches/4.%20Restitutions/TOP50%20-%20Restitution%20-%20ExportCSVPanorama_P01052020_Màj.02.07.2020.xlsb" table:table-name="Menu" table:mode="copy-results-only"/>
        <table:table-column/>
        <table:table-row table:number-rows-repeated="3">
          <table:table-cell table:number-columns-repeated="16384"/>
        </table:table-row>
        <table:table-row>
          <table:table-cell/>
          <table:table-cell office:value-type="float" office:value="43952"/>
          <table:table-cell table:number-columns-repeated="16382"/>
        </table:table-row>
        <table:table-row table:number-rows-repeated="1048572">
          <table:table-cell table:number-columns-repeated="16382"/>
        </table:table-row>
      </table:table>
      <table:table table:name="'file:///C:/DINSIC/202005_Tableau_de_bord/01_Fiches/4.%20Restitutions/TOP50%20-%20Restitution%20-%20ExportCSVPanorama_P01052020_Màj.02.07.2020.xlsb'#Data" table:style-name="ta2">
        <table:table-source xlink:href="file:///C:/DINSIC/202005_Tableau_de_bord/01_Fiches/4.%20Restitutions/TOP50%20-%20Restitution%20-%20ExportCSVPanorama_P01052020_Màj.02.07.2020.xlsb" table:table-name="Data" table:mode="copy-results-only"/>
        <table:table-column/>
        <table:table-row table:number-rows-repeated="1048576">
          <table:table-cell table:number-columns-repeated="16384"/>
        </table:table-row>
      </table:table>
      <table:table table:name="'file:///C:/DINSIC/202005_Tableau_de_bord/01_Fiches/4.%20Restitutions/TOP50%20-%20Restitution%20-%20ExportCSVPanorama_P01052020_Màj.02.07.2020.xlsb'#Données_calculées1" table:style-name="ta2">
        <table:table-source xlink:href="file:///C:/DINSIC/202005_Tableau_de_bord/01_Fiches/4.%20Restitutions/TOP50%20-%20Restitution%20-%20ExportCSVPanorama_P01052020_Màj.02.07.2020.xlsb" table:table-name="Données_calculées1" table:mode="copy-results-only"/>
        <table:table-column/>
        <table:table-row table:number-rows-repeated="1048576">
          <table:table-cell table:number-columns-repeated="16384"/>
        </table:table-row>
      </table:table>
      <table:table table:name="'file:///C:/DINSIC/202005_Tableau_de_bord/01_Fiches/4.%20Restitutions/TOP50%20-%20Restitution%20-%20ExportCSVPanorama_P01052020_Màj.02.07.2020.xlsb'#Export_CSV1" table:style-name="ta2">
        <table:table-source xlink:href="file:///C:/DINSIC/202005_Tableau_de_bord/01_Fiches/4.%20Restitutions/TOP50%20-%20Restitution%20-%20ExportCSVPanorama_P01052020_Màj.02.07.2020.xlsb" table:table-name="Export_CSV1" table:mode="copy-results-only"/>
        <table:table-column/>
        <table:table-row table:number-rows-repeated="1048576">
          <table:table-cell table:number-columns-repeated="16384"/>
        </table:table-row>
      </table:table>
      <table:table table:name="'file:///C:/DINSIC/202005_Tableau_de_bord/01_Fiches/4.%20Restitutions/TOP50%20-%20Restitution%20-%20ExportCSVPanorama_P01052020_Màj.02.07.2020.xlsb'#Console" table:style-name="ta2">
        <table:table-source xlink:href="file:///C:/DINSIC/202005_Tableau_de_bord/01_Fiches/4.%20Restitutions/TOP50%20-%20Restitution%20-%20ExportCSVPanorama_P01052020_Màj.02.07.2020.xlsb" table:table-name="Console" table:mode="copy-results-only"/>
        <table:table-column/>
        <table:table-row table:number-rows-repeated="1048576">
          <table:table-cell table:number-columns-repeated="16384"/>
        </table:table-row>
      </table:table>
      <table:table table:name="'file:///C:/DINSIC/202005_Tableau_de_bord/01_Fiches/4.%20Restitutions/TOP50%20-%20Restitution%20-%20ExportCSVPanorama_P01052020_Màj.02.07.2020.xlsb'#Projets" table:style-name="ta2">
        <table:table-source xlink:href="file:///C:/DINSIC/202005_Tableau_de_bord/01_Fiches/4.%20Restitutions/TOP50%20-%20Restitution%20-%20ExportCSVPanorama_P01052020_Màj.02.07.2020.xlsb" table:table-name="Projets" table:mode="copy-results-only"/>
        <table:table-column/>
        <table:table-row table:number-rows-repeated="1048576">
          <table:table-cell table:number-columns-repeated="16384"/>
        </table:table-row>
      </table:table>
      <table:table table:name="'file:///C:/DINSIC/202005_Tableau_de_bord/01_Fiches/4.%20Restitutions/TOP50%20-%20Restitution%20-%20ExportCSVPanorama_P01052020_Màj.02.07.2020.xlsb'#Ministères" table:style-name="ta2">
        <table:table-source xlink:href="file:///C:/DINSIC/202005_Tableau_de_bord/01_Fiches/4.%20Restitutions/TOP50%20-%20Restitution%20-%20ExportCSVPanorama_P01052020_Màj.02.07.2020.xlsb" table:table-name="Ministères" table:mode="copy-results-only"/>
        <table:table-column/>
        <table:table-row table:number-rows-repeated="1048576">
          <table:table-cell table:number-columns-repeated="16384"/>
        </table:table-row>
      </table:table>
      <table:table table:name="'file:///C:/DINSIC/202005_Tableau_de_bord/01_Fiches/4.%20Restitutions/TOP50%20-%20Restitution%20-%20ExportCSVPanorama_P01052020_Màj.02.07.2020.xlsb'#Données_calculées" table:style-name="ta2">
        <table:table-source xlink:href="file:///C:/DINSIC/202005_Tableau_de_bord/01_Fiches/4.%20Restitutions/TOP50%20-%20Restitution%20-%20ExportCSVPanorama_P01052020_Màj.02.07.2020.xlsb" table:table-name="Données_calculées" table:mode="copy-results-only"/>
        <table:table-column/>
        <table:table-row table:number-rows-repeated="1048576">
          <table:table-cell table:number-columns-repeated="16384"/>
        </table:table-row>
      </table:table>
      <table:table table:name="'file:///C:/DINSIC/202005_Tableau_de_bord/01_Fiches/4.%20Restitutions/TOP50%20-%20Restitution%20-%20ExportCSVPanorama_P01052020_Màj.02.07.2020.xlsb'#Export_CSV" table:style-name="ta2">
        <table:table-source xlink:href="file:///C:/DINSIC/202005_Tableau_de_bord/01_Fiches/4.%20Restitutions/TOP50%20-%20Restitution%20-%20ExportCSVPanorama_P01052020_Màj.02.07.2020.xlsb" table:table-name="Export_CSV" table:mode="copy-results-only"/>
        <table:table-column/>
        <table:table-row table:number-rows-repeated="1048576">
          <table:table-cell table:number-columns-repeated="16384"/>
        </table:table-row>
      </table:table>
      <table:named-expressions>
        <table:named-range table:name="datePublication" table:cell-range-address="'file:///C:/DINSIC/202005_Tableau_de_bord/01_Fiches/4.%20Restitutions/TOP50%20-%20Restitution%20-%20ExportCSVPanorama_P01052020_Màj.02.07.2020.xlsb'#Menu.$B$4" table:base-cell-address="Export_CSV.$A$1"/>
      </table:named-expressions>
      <table:database-ranges>
        <table:database-range table:target-range-address="Export_CSV.A2:Export_CSV.N50" table:contains-header="false">
          <table:sort>
            <table:sort-by table:field-number="2"/>
          </table:sort>
        </table:database-range>
        <table:database-range table:target-range-address="Export_CSV.A1:Export_CSV.N5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date-style style:name="N19">
      <number:day number:style="long"/>
      <number:text>/</number:text>
      <number:month number:style="long"/>
      <number:text>/</number:text>
      <number:year number:style="long"/>
    </number:date-style>
    <number:date-style style:name="N36">
      <number:year number:style="long"/>
      <number:text>-</number:text>
      <number:month number:style="long"/>
      <number:text>-</number:text>
      <number:day number:style="long"/>
    </number:date-style>
    <number:number-style style:name="N37">
      <number:number number:decimal-places="1" number:min-decimal-places="1" number:min-integer-digits="1" number:grouping="true"/>
    </number:number-style>
    <number:number-style style:name="N38">
      <number:number number:decimal-places="1" number:min-decimal-places="1" number:min-integer-digits="1"/>
    </number:number-style>
    <style:style style:name="Lien_32_hypertexte" style:display-name="Lien hypertext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2in" fo:margin-bottom="0.3in" fo:margin-left="0.7in" fo:margin-right="0.7in" style:print-orientation="landscape" style:print-page-order="ttb" style:first-page-number="continue" style:scale-to-X="1" style:table-centering="horizontal" style:print="objects charts drawings"/>
      <style:header-style>
        <style:header-footer-properties fo:min-height="0.23in" fo:margin-left="0.7in" fo:margin-right="0.7in" fo:margin-bottom="0in"/>
      </style:header-style>
      <style:footer-style>
        <style:header-footer-properties fo:min-height="0.09in" fo:margin-left="0.7in" fo:margin-right="0.7in" fo:margin-top="0in"/>
      </style:footer-style>
    </style:page-layout>
    <style:style style:name="T1" style:family="text">
      <style:text-properties fo:color="#44546A" style:font-name="Calibri" style:font-name-asian="Calibri" style:font-name-complex="Calibri" fo:font-size="14pt" style:font-size-asian="14pt" style:font-size-complex="14pt" fo:font-weight="bold" style:font-weight-asian="bold" style:font-weight-complex="bold" style:font-family-generic="swiss"/>
    </style:style>
  </office:automatic-styles>
  <office:master-styles>
    <style:master-page style:name="mp1" style:page-layout-name="pm1">
      <style:header>
        <text:p><text:span text:style-name="T1">Tableau</text:span><text:span text:style-name="T1"> </text:span><text:span text:style-name="T1">de</text:span><text:span text:style-name="T1"> </text:span><text:span text:style-name="T1">bord</text:span><text:span text:style-name="T1"> </text:span><text:span text:style-name="T1">des</text:span><text:span text:style-name="T1"> </text:span><text:span text:style-name="T1">Grands</text:span><text:span text:style-name="T1"> </text:span><text:span text:style-name="T1">Projets</text:span><text:span text:style-name="T1"> </text:span><text:span text:style-name="T1">SI</text:span><text:span text:style-name="T1"> </text:span><text:span text:style-name="T1">de</text:span><text:span text:style-name="T1"> </text:span><text:span text:style-name="T1">l'E</text:span></text:p>
      </style:header>
      <style:header-left style:display="false"/>
      <style:header-first/>
      <style:footer>
        <style:region-left>
          <text:p>R<text:page-number>1</text:page-number> sur<text:s/></text:p>
        </style:region-left>
        <style:region-center>
          <text:p>Direction interministérielle du numérique et du système d'information et de communication de l'Etat (DINSIC)</text:p>
        </style:region-center>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29</meta:generator>
    <meta:initial-creator>jerome PECHINE</meta:initial-creator>
    <dc:creator>JEROME PECHINE</dc:creator>
    <meta:creation-date>2020-07-02T10:08:50Z</meta:creation-date>
    <dc:date>2023-07-07T14:27:47Z</dc:date>
    <meta:editing-duration>PT0S</meta:editing-duration>
  </office:meta>
</office:document-meta>
</file>